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right" fo:break-before="auto" fo:line-height="100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size="18pt" style:font-size-asian="18pt" style:font-size-complex="18pt" fo:font-weight="bold" style:font-weight-asian="bold" style:font-weight-complex="bold"/>
    </style:style>
    <style:style style:name="T4_2" style:family="text">
      <style:text-properties fo:font-size="18pt" style:font-size-asian="18pt" style:font-size-complex="18pt" fo:font-weight="bold" style:font-weight-asian="bold" style:font-weight-complex="bold"/>
    </style:style>
    <style:style style:name="T4_3" style:family="text">
      <style:text-properties fo:font-size="18pt" style:font-size-asian="18pt" style:font-size-complex="18pt" fo:font-weight="bold" style:font-weight-asian="bold" style:font-weight-complex="bold"/>
    </style:style>
    <style:style style:name="T4_4" style:family="text">
      <style:text-properties fo:font-size="18pt" style:font-size-asian="18pt" style:font-size-complex="18pt" fo:font-weight="bold" style:font-weight-asian="bold" style:font-weight-complex="bold"/>
    </style:style>
    <style:style style:name="T4_5" style:family="text">
      <style:text-properties fo:font-size="18pt" style:font-size-asian="18pt" style:font-size-complex="18pt" fo:font-weight="bold" style:font-weight-asian="bold" style:font-weight-complex="bold"/>
    </style:style>
    <style:style style:name="T4_6" style:family="text">
      <style:text-properties fo:font-size="18pt" style:font-size-asian="18pt" style:font-size-complex="18pt" fo:font-weight="bold" style:font-weight-asian="bold" style:font-weight-complex="bold"/>
    </style:style>
    <style:style style:name="T4_7" style:family="text">
      <style:text-properties fo:font-size="18pt" style:font-size-asian="18pt" style:font-size-complex="18pt" fo:font-weight="bold" style:font-weight-asian="bold" style:font-weight-complex="bold"/>
    </style:style>
    <style:style style:name="T4_8" style:family="text">
      <style:text-properties fo:font-size="18pt" style:font-size-asian="18pt" style:font-size-complex="18pt" fo:font-weight="bold" style:font-weight-asian="bold" style:font-weight-complex="bold"/>
    </style:style>
    <style:style style:name="T4_9" style:family="text">
      <style:text-properties fo:font-size="18pt" style:font-size-asian="18pt" style:font-size-complex="18pt" fo:font-weight="bold" style:font-weight-asian="bold" style:font-weight-complex="bold"/>
    </style:style>
    <style:style style:name="T4_10" style:family="text">
      <style:text-properties fo:font-size="18pt" style:font-size-asian="18pt" style:font-size-complex="18pt" fo:font-weight="bold" style:font-weight-asian="bold" style:font-weight-complex="bold"/>
    </style:style>
    <style:style style:name="T4_11" style:family="text">
      <style:text-properties fo:font-size="18pt" style:font-size-asian="18pt" style:font-size-complex="18pt" fo:font-weight="bold" style:font-weight-asian="bold" style:font-weight-complex="bold"/>
    </style:style>
    <style:style style:name="T4_12" style:family="text">
      <style:text-properties fo:font-size="18pt" style:font-size-asian="18pt" style:font-size-complex="18pt" fo:font-weight="bold" style:font-weight-asian="bold" style:font-weight-complex="bold"/>
    </style:style>
    <style:style style:name="T4_13" style:family="text">
      <style:text-properties fo:font-size="18pt" style:font-size-asian="18pt" style:font-size-complex="18pt" fo:font-weight="bold" style:font-weight-asian="bold" style:font-weight-complex="bold"/>
    </style:style>
    <style:style style:name="T4_14" style:family="text">
      <style:text-properties fo:font-size="18pt" style:font-size-asian="18pt" style:font-size-complex="18pt" fo:font-weight="bold" style:font-weight-asian="bold" style:font-weight-complex="bold"/>
    </style:style>
    <style:style style:name="T4_15" style:family="text"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00%" style:writing-mode="lr-tb"/>
    </style:style>
    <style:style style:name="T7_1" style:family="text">
      <style:text-properties fo:font-size="18pt" style:font-size-asian="18pt" style:font-size-complex="18pt" fo:font-weight="bold" style:font-weight-asian="bold" style:font-weight-complex="bold"/>
    </style:style>
    <style:style style:name="T7_2" style:family="text">
      <style:text-properties fo:font-size="18pt" style:font-size-asian="18pt" style:font-size-complex="18pt" fo:font-weight="bold" style:font-weight-asian="bold" style:font-weight-complex="bold"/>
    </style:style>
    <style:style style:name="T7_3" style:family="text">
      <style:text-properties fo:font-size="18pt" style:font-size-asian="18pt" style:font-size-complex="18pt" fo:font-weight="bold" style:font-weight-asian="bold" style:font-weight-complex="bold"/>
    </style:style>
    <style:style style:name="T7_4" style:family="text">
      <style:text-properties fo:font-size="18pt" style:font-size-asian="18pt" style:font-size-complex="18pt" fo:font-weight="bold" style:font-weight-asian="bold" style:font-weight-complex="bold"/>
    </style:style>
    <style:style style:name="T7_5" style:family="text">
      <style:text-properties fo:font-size="18pt" style:font-size-asian="18pt" style:font-size-complex="18pt" fo:font-weight="bold" style:font-weight-asian="bold" style:font-weight-complex="bold"/>
    </style:style>
    <style:style style:name="T7_6" style:family="text">
      <style:text-properties fo:font-size="18pt" style:font-size-asian="18pt" style:font-size-complex="18pt" fo:font-weight="bold" style:font-weight-asian="bold" style:font-weight-complex="bold"/>
    </style:style>
    <style:style style:name="T7_7" style:family="text">
      <style:text-properties fo:font-size="18pt" style:font-size-asian="18pt" style:font-size-complex="18pt" fo:font-weight="bold" style:font-weight-asian="bold" style:font-weight-complex="bold"/>
    </style:style>
    <style:style style:name="T7_8" style:family="text">
      <style:text-properties fo:font-size="18pt" style:font-size-asian="18pt" style:font-size-complex="18pt" fo:font-weight="bold" style:font-weight-asian="bold" style:font-weight-complex="bold"/>
    </style:style>
    <style:style style:name="T7_9" style:family="text">
      <style:text-properties fo:font-size="18pt" style:font-size-asian="18pt" style:font-size-complex="18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line-height="100%" style:writing-mode="lr-tb"/>
    </style:style>
    <style:style style:name="T9_1" style:family="text">
      <style:text-properties fo:font-size="14pt" style:font-size-asian="14pt" style:font-size-complex="14pt" fo:font-weight="bold" style:font-weight-asian="bold" style:font-weight-complex="bold"/>
    </style:style>
    <style:style style:name="T9_2" style:family="text">
      <style:text-properties fo:font-size="14pt" style:font-size-asian="14pt" style:font-size-complex="14pt" fo:font-weight="bold" style:font-weight-asian="bold" style:font-weight-complex="bold"/>
    </style:style>
    <style:style style:name="T9_3" style:family="text">
      <style:text-properties fo:font-size="14pt" style:font-size-asian="14pt" style:font-size-complex="14pt" fo:font-weight="bold" style:font-weight-asian="bold" style:font-weight-complex="bold"/>
    </style:style>
    <style:style style:name="T9_4" style:family="text">
      <style:text-properties fo:font-size="14pt" style:font-size-asian="14pt" style:font-size-complex="14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00%" style:writing-mode="lr-tb"/>
    </style:style>
    <style:style style:name="T24_1" style:family="text">
      <style:text-properties fo:font-size="18pt" style:font-size-asian="18pt" style:font-size-complex="18pt" fo:font-weight="bold" style:font-weight-asian="bold" style:font-weight-complex="bold"/>
    </style:style>
    <style:style style:name="T24_2" style:family="text">
      <style:text-properties fo:font-size="18pt" style:font-size-asian="18pt" style:font-size-complex="18pt" fo:font-weight="bold" style:font-weight-asian="bold" style:font-weight-complex="bold"/>
    </style:style>
    <style:style style:name="T24_3" style:family="text">
      <style:text-properties fo:font-size="18pt" style:font-size-asian="18pt" style:font-size-complex="18pt" fo:font-weight="bold" style:font-weight-asian="bold" style:font-weight-complex="bold"/>
    </style:style>
    <style:style style:name="T24_4" style:family="text">
      <style:text-properties fo:font-size="18pt" style:font-size-asian="18pt" style:font-size-complex="18pt" fo:font-weight="bold" style:font-weight-asian="bold" style:font-weight-complex="bold"/>
    </style:style>
    <style:style style:name="T24_5" style:family="text">
      <style:text-properties fo:font-size="18pt" style:font-size-asian="18pt" style:font-size-complex="18pt" fo:font-weight="bold" style:font-weight-asian="bold" style:font-weight-complex="bold"/>
    </style:style>
    <style:style style:name="Table1" style:family="table">
      <style:table-properties table:align="left" style:width="16.764cm" fo:margin-left="0cm"/>
    </style:style>
    <style:style style:name="Column1" style:family="table-column">
      <style:table-column-properties style:column-width="4.064cm"/>
    </style:style>
    <style:style style:name="Column2" style:family="table-column">
      <style:table-column-properties style:column-width="2.032cm"/>
    </style:style>
    <style:style style:name="Column3" style:family="table-column">
      <style:table-column-properties style:column-width="6.604cm"/>
    </style:style>
    <style:style style:name="Column4" style:family="table-column">
      <style:table-column-properties style:column-width="4.064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text-align="center" fo:break-before="auto" fo:line-height="100%" style:writing-mode="lr-tb"/>
    </style:style>
    <style:style style:name="P35" style:family="paragraph" style:parent-style-name="Standard">
      <style:paragraph-properties fo:text-align="center" fo:break-before="auto" fo:line-height="100%" style:writing-mode="lr-tb"/>
    </style:style>
    <style:style style:name="P36" style:family="paragraph" style:parent-style-name="Standard">
      <style:paragraph-properties fo:text-align="center" fo:break-before="auto" fo:line-height="100%" style:writing-mode="lr-tb"/>
    </style:style>
    <style:style style:name="P37" style:family="paragraph" style:parent-style-name="Standard">
      <style:paragraph-properties fo:text-align="center" fo:break-before="auto" fo:line-height="100%" style:writing-mode="lr-tb"/>
    </style:style>
    <style:style style:name="P38" style:family="paragraph" style:parent-style-name="Standard">
      <style:paragraph-properties fo:text-align="center" fo:break-before="auto" fo:line-height="100%" style:writing-mode="lr-tb"/>
    </style:style>
    <style:style style:name="P39" style:family="paragraph" style:parent-style-name="Standard">
      <style:paragraph-properties fo:text-align="center" fo:break-before="auto" fo:line-height="100%" style:writing-mode="lr-tb"/>
    </style:style>
    <style:style style:name="P40" style:family="paragraph" style:parent-style-name="Standard">
      <style:paragraph-properties fo:text-align="center" fo:break-before="auto" fo:line-height="100%" style:writing-mode="lr-tb"/>
    </style:style>
    <style:style style:name="P41" style:family="paragraph" style:parent-style-name="Standard">
      <style:paragraph-properties fo:text-align="center" fo:break-before="auto" fo:line-height="100%" style:writing-mode="lr-tb"/>
    </style:style>
    <style:style style:name="P42" style:family="paragraph" style:parent-style-name="Standard">
      <style:paragraph-properties fo:text-align="center" fo:break-before="auto" fo:line-height="100%" style:writing-mode="lr-tb"/>
    </style:style>
    <style:style style:name="P43" style:family="paragraph" style:parent-style-name="Standard">
      <style:paragraph-properties fo:text-align="center" fo:break-before="auto" fo:line-height="100%" style:writing-mode="lr-tb"/>
    </style:style>
    <style:style style:name="P44" style:family="paragraph" style:parent-style-name="Standard">
      <style:paragraph-properties fo:text-align="center" fo:break-before="auto" fo:line-height="100%" style:writing-mode="lr-tb"/>
    </style:style>
    <style:style style:name="P45" style:family="paragraph" style:parent-style-name="Standard">
      <style:paragraph-properties fo:text-align="center" fo:break-before="auto" fo:line-height="100%" style:writing-mode="lr-tb"/>
    </style:style>
    <style:style style:name="P46" style:family="paragraph" style:parent-style-name="Standard">
      <style:paragraph-properties fo:text-align="center" fo:break-before="auto" fo:line-height="100%" style:writing-mode="lr-tb"/>
    </style:style>
    <style:style style:name="P47" style:family="paragraph" style:parent-style-name="Standard">
      <style:paragraph-properties fo:text-align="center" fo:break-before="auto" fo:line-height="100%" style:writing-mode="lr-tb"/>
    </style:style>
    <style:style style:name="P48" style:family="paragraph" style:parent-style-name="Standard">
      <style:paragraph-properties fo:text-align="center" fo:break-before="auto" fo:line-height="100%" style:writing-mode="lr-tb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8pt" style:font-size-asian="18pt" style:font-size-complex="18pt" fo:font-weight="bold" style:font-weight-asian="bold" style:font-weight-complex="bold"/>
    </style:style>
    <style:style style:name="T49_2" style:family="text">
      <style:text-properties fo:font-size="18pt" style:font-size-asian="18pt" style:font-size-complex="18pt" fo:font-weight="bold" style:font-weight-asian="bold" style:font-weight-complex="bold"/>
    </style:style>
    <style:style style:name="T49_3" style:family="text">
      <style:text-properties fo:font-size="18pt" style:font-size-asian="18pt" style:font-size-complex="18pt" fo:font-weight="bold" style:font-weight-asian="bold" style:font-weight-complex="bold"/>
    </style:style>
    <style:style style:name="T49_4" style:family="text">
      <style:text-properties fo:font-size="18pt" style:font-size-asian="18pt" style:font-size-complex="18pt" fo:font-weight="bold" style:font-weight-asian="bold" style:font-weight-complex="bold"/>
    </style:style>
    <style:style style:name="T49_5" style:family="text">
      <style:text-properties fo:font-size="18pt" style:font-size-asian="18pt" style:font-size-complex="18pt" fo:font-weight="bold" style:font-weight-asian="bold" style:font-weight-complex="bold"/>
    </style:style>
    <style:style style:name="T49_6" style:family="text">
      <style:text-properties fo:font-size="18pt" style:font-size-asian="18pt" style:font-size-complex="18pt" fo:font-weight="bold" style:font-weight-asian="bold" style:font-weight-complex="bold"/>
    </style:style>
    <style:style style:name="T49_7" style:family="text">
      <style:text-properties fo:font-size="18pt" style:font-size-asian="18pt" style:font-size-complex="18pt" fo:font-weight="bold" style:font-weight-asian="bold" style:font-weight-complex="bold"/>
    </style:style>
    <style:style style:name="T49_8" style:family="text">
      <style:text-properties fo:font-size="18pt" style:font-size-asian="18pt" style:font-size-complex="18pt" fo:font-weight="bold" style:font-weight-asian="bold" style:font-weight-complex="bold"/>
    </style:style>
    <style:style style:name="T49_9" style:family="text"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text-align="center" fo:break-before="auto" fo:line-height="100%" style:writing-mode="lr-tb"/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text-align="center" fo:break-before="auto" fo:line-height="100%" style:writing-mode="lr-tb"/>
    </style:style>
    <style:style style:name="T51_1" style:family="text"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00%" fo:margin-top="0.423cm" fo:margin-bottom="0.106cm" fo:margin-right="1.27cm" style:writing-mode="lr-tb">
        <style:tab-stops>
          <style:tab-stop style:type="left" style:leader-style="none" style:position="0.762cm"/>
        </style:tab-stops>
      </style:paragraph-properties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00%" fo:margin-top="0.423cm" fo:margin-right="1.27cm" style:writing-mode="lr-tb">
        <style:tab-stops>
          <style:tab-stop style:type="left" style:leader-style="none" style:position="0.762cm"/>
        </style:tab-stops>
      </style:paragraph-properties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P57" style:family="paragraph" style:parent-style-name="Standard">
      <style:paragraph-properties fo:break-before="auto" fo:line-height="100%" fo:margin-top="0.423cm" fo:margin-bottom="0.106cm" fo:margin-right="1.27cm" style:writing-mode="lr-tb">
        <style:tab-stops>
          <style:tab-stop style:type="left" style:leader-style="none" style:position="0.762cm"/>
        </style:tab-stops>
      </style:paragraph-properties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P58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P59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P60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P61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P62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P63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P64" style:family="paragraph" style:parent-style-name="Standard">
      <style:paragraph-properties fo:break-before="auto" fo:text-indent="0cm" fo:line-height="100%" fo:margin-left="0.762cm" fo:margin-right="1.27cm" style:writing-mode="lr-tb">
        <style:tab-stops>
          <style:tab-stop style:type="left" style:leader-style="none" style:position="1.746cm"/>
        </style:tab-stops>
      </style:paragraph-properties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text-indent="0cm" fo:line-height="100%" fo:margin-left="1.746cm" style:writing-mode="lr-tb">
        <style:tab-stops>
          <style:tab-stop style:type="left" style:leader-style="none" style:position="2.875cm"/>
        </style:tab-stops>
      </style:paragraph-properties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line-height="100%" fo:margin-top="0.423cm" fo:margin-bottom="0.106cm" fo:margin-right="1.27cm" style:writing-mode="lr-tb">
        <style:tab-stops>
          <style:tab-stop style:type="left" style:leader-style="none" style:position="0.762cm"/>
        </style:tab-stops>
      </style:paragraph-properties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00%" style:writing-mode="lr-tb"/>
    </style:style>
    <style:style style:name="P69" style:family="paragraph" style:parent-style-name="Standard">
      <style:paragraph-properties fo:break-before="auto" fo:line-height="100%" style:writing-mode="lr-tb"/>
    </style:style>
    <style:style style:name="P70" style:family="paragraph" style:parent-style-name="Standard">
      <style:paragraph-properties fo:break-before="auto" fo:line-height="100%" style:writing-mode="lr-tb"/>
    </style:style>
    <style:style style:name="P71" style:family="paragraph" style:parent-style-name="Standard">
      <style:paragraph-properties fo:break-before="auto" fo:line-height="100%" style:writing-mode="lr-tb"/>
    </style:style>
    <style:style style:name="P72" style:family="paragraph" style:parent-style-name="Standard">
      <style:paragraph-properties fo:text-align="center" fo:break-before="auto" fo:line-height="100%" style:writing-mode="lr-tb"/>
    </style:style>
    <style:style style:name="P73" style:family="paragraph" style:parent-style-name="Standard">
      <style:paragraph-properties fo:text-align="center" fo:break-before="auto" fo:line-height="100%" style:writing-mode="lr-tb"/>
    </style:style>
    <style:style style:name="P74" style:family="paragraph" style:parent-style-name="Standard">
      <style:paragraph-properties fo:text-align="center" fo:break-before="auto" fo:line-height="100%" style:writing-mode="lr-tb"/>
    </style:style>
    <style:style style:name="P75" style:family="paragraph" style:parent-style-name="Standard">
      <style:paragraph-properties fo:text-align="center" fo:break-before="auto" fo:line-height="100%" style:writing-mode="lr-tb"/>
    </style:style>
    <style:style style:name="P76" style:family="paragraph" style:parent-style-name="Standard">
      <style:paragraph-properties fo:text-align="center" fo:break-before="auto" fo:line-height="100%" style:writing-mode="lr-tb"/>
    </style:style>
    <style:style style:name="P77" style:family="paragraph" style:parent-style-name="Standard">
      <style:paragraph-properties fo:text-align="center" fo:break-before="auto" fo:line-height="100%" style:writing-mode="lr-tb"/>
    </style:style>
    <style:style style:name="P78" style:family="paragraph" style:parent-style-name="Standard">
      <style:paragraph-properties fo:text-align="center" fo:break-before="auto" fo:line-height="100%" style:writing-mode="lr-tb"/>
    </style:style>
    <style:style style:name="P79" style:family="paragraph" style:parent-style-name="Standard">
      <style:paragraph-properties fo:text-align="center" fo:break-before="auto" fo:line-height="100%" style:writing-mode="lr-tb"/>
    </style:style>
    <style:style style:name="P80" style:family="paragraph" style:parent-style-name="Standard">
      <style:paragraph-properties fo:text-align="center" fo:break-before="auto" fo:line-height="100%" style:writing-mode="lr-tb"/>
    </style:style>
    <style:style style:name="P81" style:family="paragraph" style:parent-style-name="Standard">
      <style:paragraph-properties fo:text-align="center" fo:break-before="auto" fo:line-height="100%" style:writing-mode="lr-tb"/>
    </style:style>
    <style:style style:name="P82" style:family="paragraph" style:parent-style-name="Standard">
      <style:paragraph-properties fo:text-align="center" fo:break-before="auto" fo:line-height="100%" style:writing-mode="lr-tb"/>
    </style:style>
    <style:style style:name="P83" style:family="paragraph" style:parent-style-name="Standard">
      <style:paragraph-properties fo:text-align="center" fo:break-before="auto" fo:line-height="100%" style:writing-mode="lr-tb"/>
    </style:style>
    <style:style style:name="P84" style:family="paragraph" style:parent-style-name="Standard">
      <style:paragraph-properties fo:text-align="center" fo:break-before="auto" fo:line-height="100%" style:writing-mode="lr-tb"/>
    </style:style>
    <style:style style:name="P85" style:family="paragraph" style:parent-style-name="Standard">
      <style:paragraph-properties fo:text-align="center" fo:break-before="auto" fo:line-height="100%" style:writing-mode="lr-tb"/>
    </style:style>
    <style:style style:name="P86" style:family="paragraph" style:parent-style-name="Standard">
      <style:paragraph-properties fo:text-align="center" fo:break-before="auto" fo:line-height="100%" style:writing-mode="lr-tb"/>
    </style:style>
    <style:style style:name="P87" style:family="paragraph" style:parent-style-name="Standard">
      <style:paragraph-properties fo:text-align="center" fo:break-before="auto" fo:line-height="100%" style:writing-mode="lr-tb"/>
    </style:style>
    <style:style style:name="P88" style:family="paragraph" style:parent-style-name="Standard">
      <style:paragraph-properties fo:text-align="center" fo:break-before="auto" fo:line-height="100%" style:writing-mode="lr-tb"/>
    </style:style>
    <style:style style:name="P89" style:family="paragraph" style:parent-style-name="Standard">
      <style:paragraph-properties fo:text-align="center" fo:break-before="auto" fo:line-height="100%" style:writing-mode="lr-tb"/>
    </style:style>
    <style:style style:name="P90" style:family="paragraph" style:parent-style-name="Standard">
      <style:paragraph-properties fo:text-align="center" fo:break-before="auto" fo:line-height="100%" style:writing-mode="lr-tb"/>
    </style:style>
    <style:style style:name="P91" style:family="paragraph" style:parent-style-name="Standard">
      <style:paragraph-properties fo:text-align="center" fo:break-before="auto" fo:line-height="100%" style:writing-mode="lr-tb"/>
    </style:style>
    <style:style style:name="P92" style:family="paragraph" style:parent-style-name="Standard">
      <style:paragraph-properties fo:text-align="center" fo:break-before="auto" fo:line-height="100%" style:writing-mode="lr-tb"/>
    </style:style>
    <style:style style:name="P93" style:family="paragraph" style:parent-style-name="Standard">
      <style:paragraph-properties fo:text-align="center" fo:break-before="auto" fo:line-height="100%" style:writing-mode="lr-tb"/>
    </style:style>
    <style:style style:name="P94" style:family="paragraph" style:parent-style-name="Heading_20_1">
      <style:paragraph-properties fo:break-before="auto" fo:line-height="100%" style:writing-mode="lr-tb"/>
    </style:style>
    <style:style style:name="T94_1" style:family="text">
      <style:text-properties style:font-name="Times New Roman" style:font-name-asian="Times New Roman" style:font-name-complex="Times New Roman"/>
    </style:style>
    <style:style style:name="T94_2" style:family="text">
      <style:text-properties style:font-name="Times New Roman" style:font-name-asian="Times New Roman" style:font-name-complex="Times New Roman"/>
    </style:style>
    <style:style style:name="T94_3" style:family="text">
      <style:text-properties style:font-name="Times New Roman" style:font-name-asian="Times New Roman" style:font-name-complex="Times New Roman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5_2" style:family="text">
      <style:text-properties fo:font-style="italic" style:font-style-asian="italic" style:font-style-complex="italic" fo:font-weight="bold" style:font-weight-asian="bold" style:font-weight-complex="bold"/>
    </style:style>
    <style:style style:name="P96" style:family="paragraph" style:parent-style-name="Standard">
      <style:paragraph-properties fo:break-before="auto" fo:line-height="100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P97" style:family="paragraph" style:parent-style-name="Standard">
      <style:paragraph-properties fo:break-before="auto" fo:line-height="100%" style:writing-mode="lr-tb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9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P99" style:family="paragraph" style:parent-style-name="Standard">
      <style:paragraph-properties fo:break-before="auto" fo:line-height="100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P100" style:family="paragraph" style:parent-style-name="Standard">
      <style:paragraph-properties fo:break-before="auto" fo:line-height="100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P101" style:family="paragraph" style:parent-style-name="Standard">
      <style:paragraph-properties fo:break-before="auto" fo:line-height="100%" style:writing-mode="lr-tb"/>
    </style:style>
    <style:style style:name="P102" style:family="paragraph" style:parent-style-name="Standard">
      <style:paragraph-properties fo:break-before="auto" fo:line-height="100%" style:writing-mode="lr-tb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3_8" style:family="text">
      <style:text-properties fo:font-style="italic" style:font-style-asian="italic" style:font-style-complex="italic" fo:font-weight="bold" style:font-weight-asian="bold" style:font-weight-complex="bold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font-weight="bold" style:font-weight-asian="bold" style:font-weight-complex="bold"/>
    </style:style>
    <style:style style:name="Table2" style:family="table">
      <style:table-properties table:align="left" style:width="15.293cm" fo:margin-left="0cm"/>
    </style:style>
    <style:style style:name="Column5" style:family="table-column">
      <style:table-column-properties style:column-width="4.762cm"/>
    </style:style>
    <style:style style:name="Column6" style:family="table-column">
      <style:table-column-properties style:column-width="10.53cm"/>
    </style:style>
    <style:style style:name="Row3" style:family="table-row"/>
    <style:style style:name="Cell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1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4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break-before="auto" fo:text-indent="0cm" fo:line-height="100%" fo:margin-left="-0.023cm" style:writing-mode="lr-tb"/>
    </style:style>
    <style:style style:name="P118" style:family="paragraph" style:parent-style-name="Standard">
      <style:paragraph-properties fo:break-before="auto" fo:text-indent="0cm" fo:line-height="100%" fo:margin-left="-0.023cm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>
      <style:text-properties fo:font-size="12pt" style:font-size-asian="12pt" style:font-size-complex="12pt" fo:font-weight="bold" style:font-weight-asian="bold" style:font-weight-complex="bold"/>
    </style:style>
    <style:style style:name="T119_2" style:family="text">
      <style:text-properties fo:font-size="12pt" style:font-size-asian="12pt" style:font-size-complex="12pt" fo:font-weight="bold" style:font-weight-asian="bold" style:font-weight-complex="bold"/>
    </style:style>
    <style:style style:name="T119_3" style:family="text">
      <style:text-properties fo:font-size="12pt" style:font-size-asian="12pt" style:font-size-complex="12pt" fo:font-weight="bold" style:font-weight-asian="bold" style:font-weight-complex="bold"/>
    </style:style>
    <style:style style:name="T119_4" style:family="text">
      <style:text-properties fo:font-size="12pt" style:font-size-asian="12pt" style:font-size-complex="12pt" fo:font-weight="bold" style:font-weight-asian="bold" style:font-weight-complex="bold"/>
    </style:style>
    <style:style style:name="T119_5" style:family="text">
      <style:text-properties fo:font-size="12pt" style:font-size-asian="12pt" style:font-size-complex="12pt" fo:font-weight="bold" style:font-weight-asian="bold" style:font-weight-complex="bold"/>
    </style:style>
    <style:style style:name="T119_6" style:family="text">
      <style:text-properties fo:font-size="12pt" style:font-size-asian="12pt" style:font-size-complex="12pt" fo:font-weight="bold" style:font-weight-asian="bold" style:font-weight-complex="bold"/>
    </style:style>
    <style:style style:name="T119_7" style:family="text">
      <style:text-properties fo:font-size="12pt" style:font-size-asian="12pt" style:font-size-complex="12pt" fo:font-weight="bold" style:font-weight-asian="bold" style:font-weight-complex="bold"/>
    </style:style>
    <style:style style:name="T119_8" style:family="text">
      <style:text-properties fo:font-size="12pt" style:font-size-asian="12pt" style:font-size-complex="12pt" fo:font-weight="bold" style:font-weight-asian="bold" style:font-weight-complex="bold"/>
    </style:style>
    <style:style style:name="T119_9" style:family="text">
      <style:text-properties fo:font-size="12pt" style:font-size-asian="12pt" style:font-size-complex="12pt" fo:font-weight="bold" style:font-weight-asian="bold" style:font-weight-complex="bold"/>
    </style:style>
    <style:style style:name="T119_10" style:family="text">
      <style:text-properties fo:font-size="12pt" style:font-size-asian="12pt" style:font-size-complex="12pt" fo:font-weight="bold" style:font-weight-asian="bold" style:font-weight-complex="bold"/>
    </style:style>
    <style:style style:name="T119_11" style:family="text">
      <style:text-properties fo:font-size="12pt" style:font-size-asian="12pt" style:font-size-complex="12pt" fo:font-weight="bold" style:font-weight-asian="bold" style:font-weight-complex="bold"/>
    </style:style>
    <style:style style:name="T119_12" style:family="text">
      <style:text-properties fo:font-size="12pt" style:font-size-asian="12pt" style:font-size-complex="12pt" fo:font-weight="bold" style:font-weight-asian="bold" style:font-weight-complex="bold"/>
    </style:style>
    <style:style style:name="T119_13" style:family="text">
      <style:text-properties fo:font-size="12pt" style:font-size-asian="12pt" style:font-size-complex="12pt" fo:font-weight="bold" style:font-weight-asian="bold" style:font-weight-complex="bold"/>
    </style:style>
    <style:style style:name="T119_14" style:family="text">
      <style:text-properties fo:font-size="12pt" style:font-size-asian="12pt" style:font-size-complex="12pt" fo:font-weight="bold" style:font-weight-asian="bold" style:font-weight-complex="bold"/>
    </style:style>
    <style:style style:name="T119_15" style:family="text">
      <style:text-properties fo:font-size="12pt" style:font-size-asian="12pt" style:font-size-complex="12pt" fo:font-weight="bold" style:font-weight-asian="bold" style:font-weight-complex="bold"/>
    </style:style>
    <style:style style:name="T119_16" style:family="text">
      <style:text-properties fo:font-size="12pt" style:font-size-asian="12pt" style:font-size-complex="12pt" fo:font-weight="bold" style:font-weight-asian="bold" style:font-weight-complex="bold"/>
    </style:style>
    <style:style style:name="T119_17" style:family="text">
      <style:text-properties fo:font-size="12pt" style:font-size-asian="12pt" style:font-size-complex="12pt" fo:font-weight="bold" style:font-weight-asian="bold" style:font-weight-complex="bold"/>
    </style:style>
    <style:style style:name="T119_18" style:family="text">
      <style:text-properties fo:font-size="12pt" style:font-size-asian="12pt" style:font-size-complex="12pt" fo:font-weight="bold" style:font-weight-asian="bold" style:font-weight-complex="bold"/>
    </style:style>
    <style:style style:name="T119_19" style:family="text">
      <style:text-properties fo:font-size="12pt" style:font-size-asian="12pt" style:font-size-complex="12pt" fo:font-weight="bold" style:font-weight-asian="bold" style:font-weight-complex="bold"/>
    </style:style>
    <style:style style:name="P120" style:family="paragraph" style:parent-style-name="Standard">
      <style:paragraph-properties fo:break-before="auto" fo:line-height="100%" style:writing-mode="lr-tb"/>
      <style:text-properties fo:font-size="12pt" style:font-size-asian="12pt" style:font-size-complex="12pt" fo:font-weight="bold" style:font-weight-asian="bold" style:font-weight-complex="bold"/>
    </style:style>
    <style:style style:name="P121" style:family="paragraph" style:parent-style-name="Standard">
      <style:paragraph-properties fo:break-before="auto" fo:line-height="100%" style:writing-mode="lr-tb"/>
    </style:style>
    <style:style style:name="T121_1" style:family="text"/>
    <style:style style:name="T12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line-height="100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P123" style:family="paragraph" style:parent-style-name="Standard">
      <style:paragraph-properties fo:break-before="auto" fo:text-indent="1.27cm" fo:line-height="100%" style:writing-mode="lr-tb"/>
    </style:style>
    <style:style style:name="Table3" style:family="table">
      <style:table-properties table:align="left" style:width="16.51cm" fo:margin-left="0cm"/>
    </style:style>
    <style:style style:name="Column7" style:family="table-column">
      <style:table-column-properties style:column-width="7.488cm"/>
    </style:style>
    <style:style style:name="Column8" style:family="table-column">
      <style:table-column-properties style:column-width="9.022cm"/>
    </style:style>
    <style:style style:name="Row9" style:family="table-row"/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Cell2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Row10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1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2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3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4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5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6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text-indent="1.27cm" fo:line-height="100%" style:writing-mode="lr-tb"/>
    </style:style>
    <style:style style:name="P141" style:family="paragraph" style:parent-style-name="Standard">
      <style:paragraph-properties fo:break-before="auto" fo:text-indent="1.27cm" fo:line-height="10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P142" style:family="paragraph" style:parent-style-name="Standard">
      <style:paragraph-properties fo:break-before="auto" fo:text-indent="1.27cm" fo:line-height="100%" style:writing-mode="lr-tb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/>
    <style:style style:name="T14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able4" style:family="table">
      <style:table-properties table:align="left" style:width="9.022cm" fo:margin-left="0cm"/>
    </style:style>
    <style:style style:name="Column9" style:family="table-column">
      <style:table-column-properties style:column-width="3.889cm"/>
    </style:style>
    <style:style style:name="Column10" style:family="table-column">
      <style:table-column-properties style:column-width="5.133cm"/>
    </style:style>
    <style:style style:name="Row17" style:family="table-row"/>
    <style:style style:name="Cell37" style:family="table-cell">
      <style:table-cell-properties fo:background-color="#dddddd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8" style:family="table-row"/>
    <style:style style:name="Cell39" style:family="table-cell">
      <style:table-cell-properties fo:background-color="#dddddd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19" style:family="table-row"/>
    <style:style style:name="Cell41" style:family="table-cell">
      <style:table-cell-properties fo:background-color="#dddddd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Row20" style:family="table-row"/>
    <style:style style:name="Cell43" style:family="table-cell">
      <style:table-cell-properties fo:background-color="#dddddd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break-before="auto" fo:line-height="100%" style:writing-mode="lr-tb"/>
    </style:style>
    <style:style style:name="P154" style:family="paragraph" style:parent-style-name="Heading_20_1">
      <style:paragraph-properties fo:break-before="auto" fo:line-height="100%" style:writing-mode="lr-tb"/>
    </style:style>
    <style:style style:name="T154_1" style:family="text">
      <style:text-properties style:font-name="Times New Roman" style:font-name-asian="Times New Roman" style:font-name-complex="Times New Roman"/>
    </style:style>
    <style:style style:name="T154_2" style:family="text">
      <style:text-properties style:font-name="Times New Roman" style:font-name-asian="Times New Roman" style:font-name-complex="Times New Roman"/>
    </style:style>
    <style:style style:name="T154_3" style:family="text">
      <style:text-properties style:font-name="Times New Roman" style:font-name-asian="Times New Roman" style:font-name-complex="Times New Roman"/>
    </style:style>
    <style:style style:name="T154_4" style:family="text">
      <style:text-properties style:font-name="Times New Roman" style:font-name-asian="Times New Roman" style:font-name-complex="Times New Roman"/>
    </style:style>
    <style:style style:name="T154_5" style:family="text">
      <style:text-properties style:font-name="Times New Roman" style:font-name-asian="Times New Roman" style:font-name-complex="Times New Roman"/>
    </style:style>
    <style:style style:name="T154_6" style:family="text">
      <style:text-properties style:font-name="Times New Roman" style:font-name-asian="Times New Roman" style:font-name-complex="Times New Roman"/>
    </style:style>
    <style:style style:name="T154_7" style:family="text">
      <style:text-properties style:font-name="Times New Roman" style:font-name-asian="Times New Roman" style:font-name-complex="Times New Roman"/>
    </style:style>
    <style:style style:name="T154_8" style:family="text">
      <style:text-properties style:font-name="Times New Roman" style:font-name-asian="Times New Roman" style:font-name-complex="Times New Roman"/>
    </style:style>
    <style:style style:name="T154_9" style:family="text">
      <style:text-properties style:font-name="Times New Roman" style:font-name-asian="Times New Roman" style:font-name-complex="Times New Roman"/>
    </style:style>
    <style:style style:name="T154_10" style:family="text">
      <style:text-properties style:font-name="Times New Roman" style:font-name-asian="Times New Roman" style:font-name-complex="Times New Roman"/>
    </style:style>
    <style:style style:name="T154_11" style:family="text">
      <style:text-properties style:font-name="Times New Roman" style:font-name-asian="Times New Roman" style:font-name-complex="Times New Roman"/>
    </style:style>
    <style:style style:name="T154_12" style:family="text">
      <style:text-properties style:font-name="Times New Roman" style:font-name-asian="Times New Roman" style:font-name-complex="Times New Roman"/>
    </style:style>
    <style:style style:name="P15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00%" style:writing-mode="lr-tb"/>
    </style:style>
    <style:style style:name="T15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7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58" style:family="paragraph" style:parent-style-name="Standard">
      <style:paragraph-properties fo:break-before="auto" fo:line-height="100%" style:writing-mode="lr-tb"/>
    </style:style>
    <style:style style:name="T15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159" style:family="paragraph" style:parent-style-name="Standard">
      <style:paragraph-properties fo:break-before="auto" fo:line-height="10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P160" style:family="paragraph" style:parent-style-name="Standard">
      <style:paragraph-properties fo:break-before="auto" fo:line-height="100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T160_36" style:family="text"/>
    <style:style style:name="T160_37" style:family="text"/>
    <style:style style:name="T160_38" style:family="text"/>
    <style:style style:name="T160_39" style:family="text"/>
    <style:style style:name="T160_40" style:family="text"/>
    <style:style style:name="T160_41" style:family="text"/>
    <style:style style:name="T160_42" style:family="text"/>
    <style:style style:name="T160_43" style:family="text"/>
    <style:style style:name="T160_44" style:family="text"/>
    <style:style style:name="T160_45" style:family="text"/>
    <style:style style:name="T160_46" style:family="text"/>
    <style:style style:name="T160_47" style:family="text"/>
    <style:style style:name="T160_48" style:family="text"/>
    <style:style style:name="T160_49" style:family="text"/>
    <style:style style:name="T160_50" style:family="text"/>
    <style:style style:name="T160_51" style:family="text"/>
    <style:style style:name="T160_52" style:family="text"/>
    <style:style style:name="T160_53" style:family="text"/>
    <style:style style:name="T160_54" style:family="text"/>
    <style:style style:name="T160_55" style:family="text"/>
    <style:style style:name="T160_56" style:family="text"/>
    <style:style style:name="T160_57" style:family="text"/>
    <style:style style:name="T160_58" style:family="text"/>
    <style:style style:name="T160_59" style:family="text"/>
    <style:style style:name="T160_60" style:family="text"/>
    <style:style style:name="T160_61" style:family="text"/>
    <style:style style:name="T160_62" style:family="text"/>
    <style:style style:name="T160_63" style:family="text"/>
    <style:style style:name="T160_64" style:family="text"/>
    <style:style style:name="T160_65" style:family="text"/>
    <style:style style:name="T160_66" style:family="text"/>
    <style:style style:name="T160_67" style:family="text"/>
    <style:style style:name="T160_68" style:family="text"/>
    <style:style style:name="T160_69" style:family="text"/>
    <style:style style:name="T160_70" style:family="text"/>
    <style:style style:name="T160_71" style:family="text"/>
    <style:style style:name="T160_72" style:family="text"/>
    <style:style style:name="T160_73" style:family="text"/>
    <style:style style:name="T160_74" style:family="text"/>
    <style:style style:name="T160_75" style:family="text"/>
    <style:style style:name="T160_76" style:family="text"/>
    <style:style style:name="T160_77" style:family="text"/>
    <style:style style:name="T160_78" style:family="text"/>
    <style:style style:name="T160_79" style:family="text"/>
    <style:style style:name="T160_80" style:family="text"/>
    <style:style style:name="T160_81" style:family="text"/>
    <style:style style:name="T160_82" style:family="text"/>
    <style:style style:name="T160_83" style:family="text"/>
    <style:style style:name="T160_84" style:family="text"/>
    <style:style style:name="T160_85" style:family="text"/>
    <style:style style:name="T160_86" style:family="text"/>
    <style:style style:name="T160_87" style:family="text"/>
    <style:style style:name="T160_88" style:family="text"/>
    <style:style style:name="T160_89" style:family="text"/>
    <style:style style:name="T160_90" style:family="text"/>
    <style:style style:name="T160_91" style:family="text"/>
    <style:style style:name="T160_92" style:family="text"/>
    <style:style style:name="T160_93" style:family="text"/>
    <style:style style:name="T160_94" style:family="text"/>
    <style:style style:name="T160_95" style:family="text"/>
    <style:style style:name="T160_96" style:family="text"/>
    <style:style style:name="T160_97" style:family="text"/>
    <style:style style:name="T160_98" style:family="text"/>
    <style:style style:name="P161" style:family="paragraph" style:parent-style-name="Standard">
      <style:paragraph-properties fo:break-before="auto" fo:line-height="100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T161_20" style:family="text"/>
    <style:style style:name="T161_21" style:family="text"/>
    <style:style style:name="T161_22" style:family="text"/>
    <style:style style:name="T161_23" style:family="text"/>
    <style:style style:name="T161_24" style:family="text"/>
    <style:style style:name="T161_25" style:family="text"/>
    <style:style style:name="T161_26" style:family="text"/>
    <style:style style:name="T161_27" style:family="text"/>
    <style:style style:name="T161_28" style:family="text"/>
    <style:style style:name="T161_29" style:family="text"/>
    <style:style style:name="T161_30" style:family="text"/>
    <style:style style:name="T161_31" style:family="text"/>
    <style:style style:name="T161_32" style:family="text"/>
    <style:style style:name="T161_33" style:family="text"/>
    <style:style style:name="T161_34" style:family="text"/>
    <style:style style:name="T161_35" style:family="text"/>
    <style:style style:name="T161_36" style:family="text"/>
    <style:style style:name="T161_37" style:family="text"/>
    <style:style style:name="T161_38" style:family="text"/>
    <style:style style:name="P162" style:family="paragraph" style:parent-style-name="Standard">
      <style:paragraph-properties fo:break-before="auto" fo:line-height="100%" style:writing-mode="lr-tb"/>
    </style:style>
    <style:style style:name="P163" style:family="paragraph" style:parent-style-name="Standard">
      <style:paragraph-properties fo:break-before="auto" fo:line-height="100%" style:writing-mode="lr-tb"/>
    </style:style>
    <style:style style:name="T16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3_7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line-height="100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T164_77" style:family="text"/>
    <style:style style:name="T164_78" style:family="text"/>
    <style:style style:name="T164_79" style:family="text"/>
    <style:style style:name="T164_80" style:family="text"/>
    <style:style style:name="T164_81" style:family="text"/>
    <style:style style:name="T164_82" style:family="text"/>
    <style:style style:name="T164_83" style:family="text"/>
    <style:style style:name="T164_84" style:family="text"/>
    <style:style style:name="T164_85" style:family="text"/>
    <style:style style:name="T164_86" style:family="text"/>
    <style:style style:name="T164_87" style:family="text"/>
    <style:style style:name="T164_88" style:family="text"/>
    <style:style style:name="T164_89" style:family="text"/>
    <style:style style:name="T164_90" style:family="text"/>
    <style:style style:name="T164_91" style:family="text"/>
    <style:style style:name="T164_92" style:family="text"/>
    <style:style style:name="T164_93" style:family="text"/>
    <style:style style:name="T164_94" style:family="text"/>
    <style:style style:name="T164_95" style:family="text"/>
    <style:style style:name="T164_96" style:family="text"/>
    <style:style style:name="T164_97" style:family="text"/>
    <style:style style:name="P165" style:family="paragraph" style:parent-style-name="Standard">
      <style:paragraph-properties fo:break-before="auto" fo:line-height="100%" style:writing-mode="lr-tb"/>
    </style:style>
    <style:style style:name="P166" style:family="paragraph" style:parent-style-name="Standard">
      <style:paragraph-properties fo:break-before="auto" fo:line-height="100%" style:writing-mode="lr-tb"/>
    </style:style>
    <style:style style:name="T166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6_11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00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P16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169" style:family="paragraph" style:parent-style-name="Heading_20_2">
      <style:paragraph-properties fo:break-before="auto" fo:line-height="100%" style:writing-mode="lr-tb"/>
    </style:style>
    <style:style style:name="T169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69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70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71" style:family="paragraph" style:parent-style-name="Standard">
      <style:paragraph-properties fo:break-before="auto" fo:line-height="100%" style:writing-mode="lr-tb"/>
    </style:style>
    <style:style style:name="T17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72" style:family="paragraph" style:parent-style-name="Standard">
      <style:paragraph-properties fo:break-before="auto" fo:line-height="100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P173" style:family="paragraph" style:parent-style-name="Heading_20_3">
      <style:paragraph-properties fo:break-before="auto" fo:text-indent="1.27cm" fo:line-height="100%" fo:margin-left="0cm" style:writing-mode="lr-tb"/>
    </style:style>
    <style:style style:name="P174" style:family="paragraph" style:parent-style-name="Standard">
      <style:paragraph-properties fo:break-before="auto" fo:line-height="100%" style:writing-mode="lr-tb"/>
    </style:style>
    <style:style style:name="T17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4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P175" style:family="paragraph" style:parent-style-name="Standard">
      <style:paragraph-properties fo:break-before="auto" fo:line-height="100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P176" style:family="paragraph" style:parent-style-name="Standard">
      <style:paragraph-properties fo:break-before="auto" fo:text-indent="0cm" fo:line-height="100%" fo:margin-bottom="0.212cm" fo:margin-left="1.27cm" style:writing-mode="lr-tb"/>
    </style:style>
    <style:style style:name="P177" style:family="paragraph" style:parent-style-name="Standard">
      <style:paragraph-properties fo:break-before="auto" fo:text-indent="0cm" fo:line-height="100%" fo:margin-bottom="0.212cm" fo:margin-left="1.27cm" style:writing-mode="lr-tb"/>
    </style:style>
    <style:style style:name="P178" style:family="paragraph" style:parent-style-name="Heading_20_2">
      <style:paragraph-properties fo:break-before="auto" fo:line-height="100%" style:writing-mode="lr-tb"/>
    </style:style>
    <style:style style:name="T178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8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79" style:family="paragraph" style:parent-style-name="Heading_20_2">
      <style:paragraph-properties fo:break-before="auto" fo:line-height="100%" style:writing-mode="lr-tb"/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80" style:family="paragraph" style:parent-style-name="Standard">
      <style:paragraph-properties fo:break-before="auto" fo:line-height="100%" style:writing-mode="lr-tb"/>
    </style:style>
    <style:style style:name="T18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0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P181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182" style:family="paragraph" style:parent-style-name="Standard">
      <style:paragraph-properties fo:break-before="auto" fo:line-height="10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P183" style:family="paragraph" style:parent-style-name="Standard">
      <style:paragraph-properties fo:break-before="auto" fo:line-height="100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P184" style:family="paragraph" style:parent-style-name="Standard">
      <style:paragraph-properties fo:break-before="auto" fo:text-indent="1.27cm" fo:line-height="100%" fo:margin-left="1.27cm" style:writing-mode="lr-tb"/>
    </style:style>
    <style:style style:name="P185" style:family="paragraph" style:parent-style-name="Standard">
      <style:paragraph-properties fo:break-before="auto" fo:text-indent="1.27cm" fo:line-height="100%" fo:margin-left="1.27cm" style:writing-mode="lr-tb"/>
    </style:style>
    <style:style style:name="T185_1" style:family="text"/>
    <style:style style:name="T185_2" style:family="text"/>
    <style:style style:name="P186" style:family="paragraph" style:parent-style-name="Standard">
      <style:paragraph-properties fo:break-before="auto" fo:text-indent="1.27cm" fo:line-height="100%" fo:margin-left="1.27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P187" style:family="paragraph" style:parent-style-name="Standard">
      <style:paragraph-properties fo:break-before="auto" fo:text-indent="1.27cm" fo:line-height="100%" fo:margin-left="1.27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text-indent="1.27cm" fo:line-height="100%" fo:margin-left="1.27cm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text-indent="1.27cm" fo:line-height="100%" fo:margin-left="1.27cm" style:writing-mode="lr-tb"/>
    </style:style>
    <style:style style:name="T189_1" style:family="text"/>
    <style:style style:name="T189_2" style:family="text"/>
    <style:style style:name="P190" style:family="paragraph" style:parent-style-name="Standard">
      <style:paragraph-properties fo:break-before="auto" fo:text-indent="1.27cm" fo:line-height="100%" fo:margin-left="1.27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P191" style:family="paragraph" style:parent-style-name="Standard">
      <style:paragraph-properties fo:break-before="auto" fo:text-indent="1.27cm" fo:line-height="100%" fo:margin-left="1.27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P192" style:family="paragraph" style:parent-style-name="Standard">
      <style:paragraph-properties fo:break-before="auto" fo:text-indent="1.27cm" fo:line-height="100%" fo:margin-left="1.27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P193" style:family="paragraph" style:parent-style-name="Standard">
      <style:paragraph-properties fo:break-before="auto" fo:text-indent="1.27cm" fo:line-height="100%" fo:margin-left="1.27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P194" style:family="paragraph" style:parent-style-name="Standard">
      <style:paragraph-properties fo:break-before="auto" fo:text-indent="1.27cm" fo:line-height="100%" fo:margin-left="1.27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P195" style:family="paragraph" style:parent-style-name="Standard">
      <style:paragraph-properties fo:break-before="auto" fo:text-indent="1.27cm" fo:line-height="100%" fo:margin-left="1.27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P196" style:family="paragraph" style:parent-style-name="Standard">
      <style:paragraph-properties fo:break-before="auto" fo:text-indent="1.27cm" fo:line-height="100%" fo:margin-left="1.27cm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break-before="auto" fo:text-indent="1.27cm" fo:line-height="100%" fo:margin-left="1.27cm" style:writing-mode="lr-tb"/>
    </style:style>
    <style:style style:name="T197_1" style:family="text"/>
    <style:style style:name="T197_2" style:family="text"/>
    <style:style style:name="P198" style:family="paragraph" style:parent-style-name="Standard">
      <style:paragraph-properties fo:break-before="auto" fo:text-indent="1.27cm" fo:line-height="100%" fo:margin-left="1.27cm" style:writing-mode="lr-tb"/>
    </style:style>
    <style:style style:name="T198_1" style:family="text"/>
    <style:style style:name="T198_2" style:family="text"/>
    <style:style style:name="P199" style:family="paragraph" style:parent-style-name="Standard">
      <style:paragraph-properties fo:break-before="auto" fo:text-indent="1.27cm" fo:line-height="100%" fo:margin-left="1.27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text-indent="1.27cm" fo:line-height="100%" fo:margin-left="1.27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P201" style:family="paragraph" style:parent-style-name="Standard">
      <style:paragraph-properties fo:break-before="auto" fo:text-indent="1.27cm" fo:line-height="100%" fo:margin-left="1.27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P202" style:family="paragraph" style:parent-style-name="Standard">
      <style:paragraph-properties fo:break-before="auto" fo:text-indent="1.27cm" fo:line-height="100%" fo:margin-left="1.27cm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break-before="auto" fo:text-indent="1.27cm" fo:line-height="100%" fo:margin-left="1.27cm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break-before="auto" fo:text-indent="1.27cm" fo:line-height="100%" fo:margin-left="1.27cm" style:writing-mode="lr-tb"/>
    </style:style>
    <style:style style:name="T204_1" style:family="text"/>
    <style:style style:name="T204_2" style:family="text"/>
    <style:style style:name="P205" style:family="paragraph" style:parent-style-name="Standard">
      <style:paragraph-properties fo:break-before="auto" fo:text-indent="1.27cm" fo:line-height="100%" fo:margin-bottom="0.212cm" fo:margin-left="1.27cm" style:writing-mode="lr-tb"/>
    </style:style>
    <style:style style:name="T205_1" style:family="text"/>
    <style:style style:name="T205_2" style:family="text"/>
    <style:style style:name="P206" style:family="paragraph" style:parent-style-name="Standard">
      <style:paragraph-properties fo:break-before="auto" fo:text-indent="1.27cm" fo:line-height="100%" fo:margin-bottom="0.212cm" fo:margin-left="1.27cm" style:writing-mode="lr-tb"/>
    </style:style>
    <style:style style:name="P207" style:family="paragraph" style:parent-style-name="Standard">
      <style:paragraph-properties fo:break-before="auto" fo:line-height="100%" style:writing-mode="lr-tb"/>
    </style:style>
    <style:style style:name="T207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7_6" style:family="text">
      <style:text-properties fo:font-style="italic" style:font-style-asian="italic" style:font-style-complex="italic" fo:font-weight="bold" style:font-weight-asian="bold" style:font-weight-complex="bold"/>
    </style:style>
    <style:style style:name="P208" style:family="paragraph" style:parent-style-name="Standard">
      <style:paragraph-properties fo:break-before="auto" fo:line-height="10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P209" style:family="paragraph" style:parent-style-name="Standard">
      <style:paragraph-properties fo:break-before="auto" fo:line-height="100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P210" style:family="paragraph" style:parent-style-name="Standard">
      <style:paragraph-properties fo:break-before="auto" fo:line-height="100%" style:writing-mode="lr-tb"/>
    </style:style>
    <style:style style:name="P211" style:family="paragraph" style:parent-style-name="Heading_20_2">
      <style:paragraph-properties fo:break-before="auto" fo:line-height="100%" style:writing-mode="lr-tb"/>
    </style:style>
    <style:style style:name="P212" style:family="paragraph" style:parent-style-name="Heading_20_1">
      <style:paragraph-properties fo:break-before="auto" fo:line-height="100%" style:writing-mode="lr-tb"/>
    </style:style>
    <style:style style:name="T212_1" style:family="text">
      <style:text-properties style:font-name="Times New Roman" style:font-name-asian="Times New Roman" style:font-name-complex="Times New Roman"/>
    </style:style>
    <style:style style:name="T212_2" style:family="text">
      <style:text-properties style:font-name="Times New Roman" style:font-name-asian="Times New Roman" style:font-name-complex="Times New Roman"/>
    </style:style>
    <style:style style:name="P213" style:family="paragraph" style:parent-style-name="Standard">
      <style:paragraph-properties fo:break-before="auto" fo:line-height="10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T213_41" style:family="text"/>
    <style:style style:name="T213_42" style:family="text"/>
    <style:style style:name="T213_43" style:family="text"/>
    <style:style style:name="T213_44" style:family="text"/>
    <style:style style:name="T213_45" style:family="text"/>
    <style:style style:name="T213_46" style:family="text"/>
    <style:style style:name="T213_47" style:family="text"/>
    <style:style style:name="T213_48" style:family="text"/>
    <style:style style:name="T213_49" style:family="text"/>
    <style:style style:name="T213_50" style:family="text"/>
    <style:style style:name="T213_51" style:family="text"/>
    <style:style style:name="T213_52" style:family="text"/>
    <style:style style:name="T213_53" style:family="text"/>
    <style:style style:name="T213_54" style:family="text"/>
    <style:style style:name="T213_55" style:family="text"/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UFG</text:span></text:p>
      <text:p text:style-name="P2"/>
      <text:p text:style-name="P3"/>
      <text:p text:style-name="P4"><text:span text:style-name="T4_1">Sistema</text:span><text:span text:style-name="T4_2"><text:s/></text:span><text:span text:style-name="T4_3">de</text:span><text:span text:style-name="T4_4"><text:s/></text:span><text:span text:style-name="T4_5">Vendas</text:span><text:span text:style-name="T4_6"><text:s/></text:span><text:span text:style-name="T4_7">e</text:span><text:span text:style-name="T4_8"><text:s/></text:span><text:span text:style-name="T4_9">Reserva</text:span><text:span text:style-name="T4_10"><text:s/></text:span><text:span text:style-name="T4_11">de</text:span><text:span text:style-name="T4_12"><text:s/></text:span><text:span text:style-name="T4_13">Ingressos</text:span><text:span text:style-name="T4_14"><text:s/>-<text:s/></text:span><text:span text:style-name="T4_15">SVRI</text:span></text:p>
      <text:p text:style-name="P5"/>
      <text:p text:style-name="P6"/>
      <text:p text:style-name="P7"><text:span text:style-name="T7_1">Plano</text:span><text:span text:style-name="T7_2"><text:s/></text:span><text:span text:style-name="T7_3">de</text:span><text:span text:style-name="T7_4"><text:s/></text:span><text:span text:style-name="T7_5">Gerenciamento</text:span><text:span text:style-name="T7_6"><text:s/></text:span><text:span text:style-name="T7_7">de</text:span><text:span text:style-name="T7_8"><text:s/></text:span><text:span text:style-name="T7_9">Configuração</text:span></text:p>
      <text:p text:style-name="P8"/>
      <text:p text:style-name="P9"><text:span text:style-name="T9_1">Versão</text:span><text:span text:style-name="T9_2"><text:s/></text:span><text:span text:style-name="T9_3">1</text:span><text:span text:style-name="T9_4">.0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4_1">Histórico</text:span><text:span text:style-name="T24_2"><text:s/></text:span><text:span text:style-name="T24_3">da</text:span><text:span text:style-name="T24_4"><text:s/></text:span><text:span text:style-name="T24_5">Revisão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5"><text:span text:style-name="T25_1">Data</text:span></text:p>
          </table:table-cell>
          <table:table-cell table:style-name="Cell2">
            <text:p text:style-name="P26"><text:span text:style-name="T26_1">Versão</text:span></text:p>
          </table:table-cell>
          <table:table-cell table:style-name="Cell3">
            <text:p text:style-name="P27"><text:span text:style-name="T27_1">Descrição</text:span></text:p>
          </table:table-cell>
          <table:table-cell table:style-name="Cell4">
            <text:p text:style-name="P28"><text:span text:style-name="T28_1">Autor</text:span></text:p>
          </table:table-cell>
        </table:table-row>
        <table:table-row table:style-name="Row2">
          <table:table-cell table:style-name="Cell5">
            <text:p text:style-name="P29"><text:span text:style-name="T29_1">01</text:span><text:span text:style-name="T29_2">/0</text:span><text:span text:style-name="T29_3">7</text:span><text:span text:style-name="T29_4">/2015</text:span></text:p>
          </table:table-cell>
          <table:table-cell table:style-name="Cell6">
            <text:p text:style-name="P30"><text:span text:style-name="T30_1">1.0<text:s/></text:span></text:p>
          </table:table-cell>
          <table:table-cell table:style-name="Cell7">
            <text:p text:style-name="P31"><text:span text:style-name="T31_1">Terminado</text:span><text:span text:style-name="T31_2"><text:s/></text:span><text:span text:style-name="T31_3">o</text:span><text:span text:style-name="T31_4"><text:s/></text:span><text:span text:style-name="T31_5">Plano</text:span><text:span text:style-name="T31_6"><text:s/></text:span><text:span text:style-name="T31_7">de</text:span><text:span text:style-name="T31_8"><text:s/></text:span><text:span text:style-name="T31_9">Gerenciamento</text:span><text:span text:style-name="T31_10"><text:s/></text:span><text:span text:style-name="T31_11">da</text:span><text:span text:style-name="T31_12"><text:s/></text:span><text:span text:style-name="T31_13">Configuração</text:span><text:span text:style-name="T31_14"><text:s/></text:span><text:span text:style-name="T31_15">de</text:span><text:span text:style-name="T31_16"><text:s/></text:span><text:span text:style-name="T31_17">acordo</text:span><text:span text:style-name="T31_18"><text:s/></text:span><text:span text:style-name="T31_19">com</text:span><text:span text:style-name="T31_20"><text:s/></text:span><text:span text:style-name="T31_21">o</text:span><text:span text:style-name="T31_22"><text:s/></text:span><text:span text:style-name="T31_23">PMBOK</text:span></text:p>
          </table:table-cell>
          <table:table-cell table:style-name="Cell8">
            <text:p text:style-name="P32"><text:span text:style-name="T32_1">Yuri</text:span><text:span text:style-name="T32_2"><text:s/></text:span><text:span text:style-name="T32_3">Matheus</text:span><text:span text:style-name="T32_4"><text:s/></text:span><text:span text:style-name="T32_5">Dias</text:span><text:span text:style-name="T32_6"><text:s/></text:span><text:span text:style-name="T32_7">Pereira</text:span></text:p>
          </table:table-cell>
        </table:table-row>
      </table:table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<text:bookmark-start text:name="id.gjdgxs"/><text:bookmark-end text:name="id.gjdgxs"/></text:p>
      <text:p text:style-name="P48"/>
      <text:p text:style-name="P49"><text:span text:style-name="T49_1">Plano</text:span><text:span text:style-name="T49_2"><text:s/></text:span><text:span text:style-name="T49_3">de</text:span><text:span text:style-name="T49_4"><text:s/></text:span><text:span text:style-name="T49_5">Gerenciamento</text:span><text:span text:style-name="T49_6"><text:s/></text:span><text:span text:style-name="T49_7">de</text:span><text:span text:style-name="T49_8"><text:s/></text:span><text:span text:style-name="T49_9">Configuração</text:span></text:p>
      <text:p text:style-name="P50"/>
      <text:p text:style-name="P51"><text:span text:style-name="T51_1">Índice</text:span></text:p>
      <text:p text:style-name="P52"><text:span text:style-name="T52_1">1.<text:tab/></text:span><text:span text:style-name="T52_2">Introdução</text:span><text:span text:style-name="T52_3"><text:tab/></text:span></text:p>
      <text:p text:style-name="P53"><text:span text:style-name="T53_1">1.1<text:s/></text:span><text:span text:style-name="T53_2">Finalidade</text:span><text:span text:style-name="T53_3"><text:tab/></text:span></text:p>
      <text:p text:style-name="P54"><text:span text:style-name="T54_1">1.2<text:s/></text:span><text:span text:style-name="T54_2">Escopo</text:span><text:span text:style-name="T54_3"><text:tab/></text:span></text:p>
      <text:p text:style-name="P55"><text:span text:style-name="T55_1">1.3<text:s/></text:span><text:span text:style-name="T55_2">Definições</text:span><text:span text:style-name="T55_3">,<text:s/></text:span><text:span text:style-name="T55_4">Acrônimos</text:span><text:span text:style-name="T55_5"><text:s/></text:span><text:span text:style-name="T55_6">e</text:span><text:span text:style-name="T55_7"><text:s/></text:span><text:span text:style-name="T55_8">Abreviações</text:span><text:span text:style-name="T55_9"><text:tab/></text:span></text:p>
      <text:p text:style-name="P56"><text:span text:style-name="T56_1">2.<text:s/></text:span><text:span text:style-name="T56_2">Gerenciamento</text:span><text:span text:style-name="T56_3"><text:s/></text:span><text:span text:style-name="T56_4">de</text:span><text:span text:style-name="T56_5"><text:s/></text:span><text:span text:style-name="T56_6">Configuração</text:span><text:span text:style-name="T56_7"><text:s/></text:span><text:span text:style-name="T56_8">de</text:span><text:span text:style-name="T56_9"><text:s/></text:span><text:span text:style-name="T56_10">Software</text:span><text:span text:style-name="T56_11"><text:tab/></text:span></text:p>
      <text:p text:style-name="P57"><text:span text:style-name="T57_1">3.<text:s/></text:span><text:span text:style-name="T57_2">O</text:span><text:span text:style-name="T57_3"><text:s/></text:span><text:span text:style-name="T57_4">Programa</text:span><text:span text:style-name="T57_5"><text:s/></text:span><text:span text:style-name="T57_6">de</text:span><text:span text:style-name="T57_7"><text:s/></text:span><text:span text:style-name="T57_8">Gerenciamento</text:span><text:span text:style-name="T57_9"><text:s/></text:span><text:span text:style-name="T57_10">de</text:span><text:span text:style-name="T57_11"><text:s/></text:span><text:span text:style-name="T57_12">Configuração</text:span><text:span text:style-name="T57_13"><text:tab/></text:span></text:p>
      <text:p text:style-name="P58"><text:span text:style-name="T58_1">3.1<text:s/></text:span><text:span text:style-name="T58_2">Identificação</text:span><text:span text:style-name="T58_3"><text:s/></text:span><text:span text:style-name="T58_4">da</text:span><text:span text:style-name="T58_5"><text:s/></text:span><text:span text:style-name="T58_6">Configuração</text:span><text:span text:style-name="T58_7"><text:tab/></text:span></text:p>
      <text:p text:style-name="P59"><text:span text:style-name="T59_1">3.1.1<text:s/></text:span><text:span text:style-name="T59_2">Métodos</text:span><text:span text:style-name="T59_3"><text:s/></text:span><text:span text:style-name="T59_4">de</text:span><text:span text:style-name="T59_5"><text:s/></text:span><text:span text:style-name="T59_6">Identificação</text:span><text:span text:style-name="T59_7"><text:tab/></text:span></text:p>
      <text:p text:style-name="P60"><text:span text:style-name="T60_1">3.1.2<text:s/></text:span><text:span text:style-name="T60_2">Baselines</text:span><text:span text:style-name="T60_3"><text:s/></text:span><text:span text:style-name="T60_4">do</text:span><text:span text:style-name="T60_5"><text:s/></text:span><text:span text:style-name="T60_6">Projeto</text:span><text:span text:style-name="T60_7"><text:tab/><text:line-break/>3.1.3<text:s/></text:span><text:span text:style-name="T60_8">Itens</text:span><text:span text:style-name="T60_9"><text:s/></text:span><text:span text:style-name="T60_10">de</text:span><text:span text:style-name="T60_11"><text:s/></text:span><text:span text:style-name="T60_12">configuração</text:span><text:span text:style-name="T60_13"><text:s/></text:span><text:span text:style-name="T60_14">do</text:span><text:span text:style-name="T60_15"><text:s/></text:span><text:span text:style-name="T60_16">Projeto</text:span></text:p>
      <text:p text:style-name="P61"><text:bookmark-start text:name="id.30j0zll"/><text:bookmark-end text:name="id.30j0zll"/><text:span text:style-name="T61_1">3.2<text:s/></text:span><text:span text:style-name="T61_2">Controle</text:span><text:span text:style-name="T61_3"><text:s/></text:span><text:span text:style-name="T61_4">de</text:span><text:span text:style-name="T61_5"><text:s/></text:span><text:span text:style-name="T61_6">Configuração</text:span><text:span text:style-name="T61_7"><text:s/></text:span><text:span text:style-name="T61_8">e</text:span><text:span text:style-name="T61_9"><text:s/></text:span><text:span text:style-name="T61_10">Mudança</text:span><text:span text:style-name="T61_11"><text:tab/></text:span></text:p>
      <text:p text:style-name="P62"><text:span text:style-name="T62_1">3.2.1<text:s/></text:span><text:span text:style-name="T62_2">Processamento</text:span><text:span text:style-name="T62_3"><text:s/></text:span><text:span text:style-name="T62_4">e</text:span><text:span text:style-name="T62_5"><text:s/></text:span><text:span text:style-name="T62_6">Aprovação</text:span><text:span text:style-name="T62_7"><text:s/></text:span><text:span text:style-name="T62_8">de</text:span><text:span text:style-name="T62_9"><text:s/></text:span><text:span text:style-name="T62_10">Solicitações</text:span><text:span text:style-name="T62_11"><text:s/></text:span><text:span text:style-name="T62_12">de</text:span><text:span text:style-name="T62_13"><text:s/></text:span><text:span text:style-name="T62_14">Mudança</text:span><text:span text:style-name="T62_15"><text:tab/></text:span></text:p>
      <text:p text:style-name="P63"><text:span text:style-name="T63_1">3.2.2<text:s/></text:span><text:span text:style-name="T63_2">Comitê</text:span><text:span text:style-name="T63_3"><text:s/></text:span><text:span text:style-name="T63_4">de</text:span><text:span text:style-name="T63_5"><text:s/></text:span><text:span text:style-name="T63_6">Controle</text:span><text:span text:style-name="T63_7"><text:s/></text:span><text:span text:style-name="T63_8">de</text:span><text:span text:style-name="T63_9"><text:s/></text:span><text:span text:style-name="T63_10">Mudança</text:span><text:span text:style-name="T63_11"><text:s/>(</text:span><text:span text:style-name="T63_12">CCB</text:span><text:span text:style-name="T63_13">)<text:tab/></text:span></text:p>
      <text:p text:style-name="P64"><text:span text:style-name="T64_1">3.3<text:s/></text:span><text:span text:style-name="T64_2">Estimativa</text:span><text:span text:style-name="T64_3"><text:s/></text:span><text:span text:style-name="T64_4">do</text:span><text:span text:style-name="T64_5"><text:s/></text:span><text:span text:style-name="T64_6">Status</text:span><text:span text:style-name="T64_7"><text:s/></text:span><text:span text:style-name="T64_8">de</text:span><text:span text:style-name="T64_9"><text:s/></text:span><text:span text:style-name="T64_10">Configuração</text:span><text:span text:style-name="T64_11"><text:tab/></text:span></text:p>
      <text:p text:style-name="P65"><text:span text:style-name="T65_1">3.3.1<text:s/></text:span><text:span text:style-name="T65_2">Processo</text:span><text:span text:style-name="T65_3"><text:s/></text:span><text:span text:style-name="T65_4">de</text:span><text:span text:style-name="T65_5"><text:s/></text:span><text:span text:style-name="T65_6">Armazenamento</text:span><text:span text:style-name="T65_7"><text:s/></text:span><text:span text:style-name="T65_8">de</text:span><text:span text:style-name="T65_9"><text:s/></text:span><text:span text:style-name="T65_10">Mídia</text:span><text:span text:style-name="T65_11"><text:s/></text:span><text:span text:style-name="T65_12">e</text:span><text:span text:style-name="T65_13"><text:s/></text:span><text:span text:style-name="T65_14">Liberação</text:span><text:span text:style-name="T65_15"><text:s/></text:span><text:span text:style-name="T65_16">do</text:span><text:span text:style-name="T65_17"><text:s/></text:span><text:span text:style-name="T65_18">Projeto</text:span><text:span text:style-name="T65_19"><text:tab/></text:span></text:p>
      <text:p text:style-name="P66"><text:span text:style-name="T66_1">3.3.2<text:s/></text:span><text:span text:style-name="T66_2">Relatórios</text:span><text:span text:style-name="T66_3"><text:s/></text:span><text:span text:style-name="T66_4">e</text:span><text:span text:style-name="T66_5"><text:s/></text:span><text:span text:style-name="T66_6">Auditorias</text:span><text:span text:style-name="T66_7"><text:tab/></text:span></text:p>
      <text:p text:style-name="P67"><text:span text:style-name="T67_1">4.<text:s/></text:span><text:span text:style-name="T67_2">Marcos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><text:bookmark-start text:name="id.1fob9te"/><text:bookmark-end text:name="id.1fob9te"/></text:p>
      <text:p text:style-name="P93"/>
      <text:h text:style-name="P94" text:outline-level="10"><text:bookmark-start text:name="id.3znysh7"/><text:bookmark-end text:name="id.3znysh7"/><text:span text:style-name="T94_1">1.<text:s/></text:span><text:span text:style-name="T94_2">Introdução</text:span><text:span text:style-name="T94_3"><text:line-break/><text:line-break/></text:span></text:h>
      <text:p text:style-name="P95"><text:span text:style-name="T95_1">1.1<text:s/></text:span><text:span text:style-name="T95_2">Finalidade</text:span></text:p>
      <text:p text:style-name="P96"><text:span text:style-name="T96_1"><text:tab/></text:span><text:span text:style-name="T96_2">A</text:span><text:span text:style-name="T96_3"><text:s/></text:span><text:span text:style-name="T96_4">finalidade</text:span><text:span text:style-name="T96_5"><text:s/></text:span><text:span text:style-name="T96_6">do</text:span><text:span text:style-name="T96_7"><text:s/></text:span><text:span text:style-name="T96_8">plano</text:span><text:span text:style-name="T96_9"><text:s/></text:span><text:span text:style-name="T96_10">é</text:span><text:span text:style-name="T96_11"><text:s/></text:span><text:span text:style-name="T96_12">projetar</text:span><text:span text:style-name="T96_13"><text:s/></text:span><text:span text:style-name="T96_14">um</text:span><text:span text:style-name="T96_15"><text:s/></text:span><text:span text:style-name="T96_16">padrão</text:span><text:span text:style-name="T96_17"><text:s/></text:span><text:span text:style-name="T96_18">a</text:span><text:span text:style-name="T96_19"><text:s/></text:span><text:span text:style-name="T96_20">ser</text:span><text:span text:style-name="T96_21"><text:s/></text:span><text:span text:style-name="T96_22">utilizado</text:span><text:span text:style-name="T96_23"><text:s/></text:span><text:span text:style-name="T96_24">pela</text:span><text:span text:style-name="T96_25"><text:s/></text:span><text:span text:style-name="T96_26">equipe</text:span><text:span text:style-name="T96_27"><text:s/></text:span><text:span text:style-name="T96_28">para</text:span><text:span text:style-name="T96_29"><text:s/></text:span><text:span text:style-name="T96_30">aumentar</text:span><text:span text:style-name="T96_31"><text:s/></text:span><text:span text:style-name="T96_32">o</text:span><text:span text:style-name="T96_33"><text:s/></text:span><text:span text:style-name="T96_34">controle</text:span><text:span text:style-name="T96_35"><text:s/></text:span><text:span text:style-name="T96_36">do</text:span><text:span text:style-name="T96_37"><text:s/></text:span><text:span text:style-name="T96_38">produto</text:span><text:span text:style-name="T96_39"><text:s/></text:span><text:span text:style-name="T96_40">durante</text:span><text:span text:style-name="T96_41"><text:s/></text:span><text:span text:style-name="T96_42">o</text:span><text:span text:style-name="T96_43"><text:s/></text:span><text:span text:style-name="T96_44">ciclo</text:span><text:span text:style-name="T96_45"><text:s/></text:span><text:span text:style-name="T96_46">de</text:span><text:span text:style-name="T96_47"><text:s/></text:span><text:span text:style-name="T96_48">vida</text:span><text:span text:style-name="T96_49"><text:s/></text:span><text:span text:style-name="T96_50">do</text:span><text:span text:style-name="T96_51"><text:s/></text:span><text:span text:style-name="T96_52">software</text:span><text:span text:style-name="T96_53">.</text:span><text:bookmark-start text:name="id.2et92p0"/><text:bookmark-end text:name="id.2et92p0"/></text:p>
      <text:p text:style-name="P97"/>
      <text:p text:style-name="P98"><text:span text:style-name="T98_1">1.2<text:s/></text:span><text:span text:style-name="T98_2">Escopo</text:span></text:p>
      <text:p text:style-name="P99"><text:span text:style-name="T99_1"><text:tab/></text:span><text:span text:style-name="T99_2">Este</text:span><text:span text:style-name="T99_3"><text:s/></text:span><text:span text:style-name="T99_4">documento</text:span><text:span text:style-name="T99_5"><text:s/></text:span><text:span text:style-name="T99_6">define</text:span><text:span text:style-name="T99_7"><text:s/></text:span><text:span text:style-name="T99_8">o</text:span><text:span text:style-name="T99_9"><text:s/></text:span><text:span text:style-name="T99_10">plano</text:span><text:span text:style-name="T99_11"><text:s/></text:span><text:span text:style-name="T99_12">de</text:span><text:span text:style-name="T99_13"><text:s/></text:span><text:span text:style-name="T99_14">gerenciamento</text:span><text:span text:style-name="T99_15"><text:s/></text:span><text:span text:style-name="T99_16">de</text:span><text:span text:style-name="T99_17"><text:s/></text:span><text:span text:style-name="T99_18">configuração</text:span><text:span text:style-name="T99_19"><text:s/></text:span><text:span text:style-name="T99_20">para</text:span><text:span text:style-name="T99_21"><text:s/></text:span><text:span text:style-name="T99_22">atuar</text:span><text:span text:style-name="T99_23"><text:s/></text:span><text:span text:style-name="T99_24">no</text:span><text:span text:style-name="T99_25"><text:s/></text:span><text:span text:style-name="T99_26">sistema</text:span><text:span text:style-name="T99_27"><text:s/></text:span><text:span text:style-name="T99_28">SVRI</text:span><text:span text:style-name="T99_29"><text:s/>–<text:s/></text:span><text:span text:style-name="T99_30">Sistema</text:span><text:span text:style-name="T99_31"><text:s/></text:span><text:span text:style-name="T99_32">de</text:span><text:span text:style-name="T99_33"><text:s/></text:span><text:span text:style-name="T99_34">Vendas</text:span><text:span text:style-name="T99_35"><text:s/></text:span><text:span text:style-name="T99_36">e</text:span><text:span text:style-name="T99_37"><text:s/></text:span><text:span text:style-name="T99_38">Reservas</text:span><text:span text:style-name="T99_39"><text:s/></text:span><text:span text:style-name="T99_40">de</text:span><text:span text:style-name="T99_41"><text:s/></text:span><text:span text:style-name="T99_42">Ingressos</text:span><text:span text:style-name="T99_43">,<text:s/></text:span><text:span text:style-name="T99_44">que</text:span><text:span text:style-name="T99_45"><text:s/></text:span><text:span text:style-name="T99_46">faz</text:span><text:span text:style-name="T99_47"><text:s/></text:span><text:span text:style-name="T99_48">parte</text:span><text:span text:style-name="T99_49"><text:s/></text:span><text:span text:style-name="T99_50">do</text:span><text:span text:style-name="T99_51"><text:s/></text:span><text:span text:style-name="T99_52">projeto</text:span><text:span text:style-name="T99_53"><text:s/></text:span><text:span text:style-name="T99_54">integrador</text:span><text:span text:style-name="T99_55"><text:s/></text:span><text:span text:style-name="T99_56">das</text:span><text:span text:style-name="T99_57"><text:s/></text:span><text:span text:style-name="T99_58">disciplinas</text:span><text:span text:style-name="T99_59"><text:s/></text:span><text:span text:style-name="T99_60">de</text:span><text:span text:style-name="T99_61"><text:s/></text:span><text:span text:style-name="T99_62">quinto</text:span><text:span text:style-name="T99_63"><text:s/></text:span><text:span text:style-name="T99_64">período</text:span><text:span text:style-name="T99_65"><text:s/></text:span><text:span text:style-name="T99_66">do</text:span><text:span text:style-name="T99_67"><text:s/></text:span><text:span text:style-name="T99_68">curso</text:span><text:span text:style-name="T99_69"><text:s/></text:span><text:span text:style-name="T99_70">de</text:span><text:span text:style-name="T99_71"><text:s/></text:span><text:span text:style-name="T99_72">Engenharia</text:span><text:span text:style-name="T99_73"><text:s/></text:span><text:span text:style-name="T99_74">de</text:span><text:span text:style-name="T99_75"><text:s/></text:span><text:span text:style-name="T99_76">Software</text:span><text:span text:style-name="T99_77">,<text:s/></text:span><text:span text:style-name="T99_78">da</text:span><text:span text:style-name="T99_79"><text:s/></text:span><text:span text:style-name="T99_80">Universidade</text:span><text:span text:style-name="T99_81"><text:s/></text:span><text:span text:style-name="T99_82">Federal</text:span><text:span text:style-name="T99_83"><text:s/></text:span><text:span text:style-name="T99_84">de</text:span><text:span text:style-name="T99_85"><text:s/></text:span><text:span text:style-name="T99_86">Goiás</text:span><text:span text:style-name="T99_87">.</text:span></text:p>
      <text:p text:style-name="P100"><text:span text:style-name="T100_1">Este</text:span><text:span text:style-name="T100_2"><text:s/></text:span><text:span text:style-name="T100_3">documento</text:span><text:span text:style-name="T100_4"><text:s/></text:span><text:span text:style-name="T100_5">contém</text:span><text:span text:style-name="T100_6"><text:s/></text:span><text:span text:style-name="T100_7">um</text:span><text:span text:style-name="T100_8"><text:s/></text:span><text:span text:style-name="T100_9">detalhamento</text:span><text:span text:style-name="T100_10"><text:s/></text:span><text:span text:style-name="T100_11">dos</text:span><text:span text:style-name="T100_12"><text:s/></text:span><text:span text:style-name="T100_13">recursos</text:span><text:span text:style-name="T100_14"><text:s/></text:span><text:span text:style-name="T100_15">utilizados</text:span><text:span text:style-name="T100_16"><text:s/></text:span><text:span text:style-name="T100_17">de</text:span><text:span text:style-name="T100_18"><text:s/></text:span><text:span text:style-name="T100_19">ferramentas</text:span><text:span text:style-name="T100_20"><text:s/></text:span><text:span text:style-name="T100_21">e</text:span><text:span text:style-name="T100_22"><text:s/></text:span><text:span text:style-name="T100_23">pessoas</text:span><text:span text:style-name="T100_24"><text:s/></text:span><text:span text:style-name="T100_25">que</text:span><text:span text:style-name="T100_26"><text:s/></text:span><text:span text:style-name="T100_27">atuam</text:span><text:span text:style-name="T100_28"><text:s/></text:span><text:span text:style-name="T100_29">no</text:span><text:span text:style-name="T100_30"><text:s/></text:span><text:span text:style-name="T100_31">projeto</text:span><text:span text:style-name="T100_32">,<text:s/></text:span><text:span text:style-name="T100_33">bem</text:span><text:span text:style-name="T100_34"><text:s/></text:span><text:span text:style-name="T100_35">como</text:span><text:span text:style-name="T100_36"><text:s/></text:span><text:span text:style-name="T100_37">suas</text:span><text:span text:style-name="T100_38"><text:s/></text:span><text:span text:style-name="T100_39">responsabilidades</text:span><text:span text:style-name="T100_40"><text:s/></text:span><text:span text:style-name="T100_41">sobre</text:span><text:span text:style-name="T100_42"><text:s/></text:span><text:span text:style-name="T100_43">a</text:span><text:span text:style-name="T100_44"><text:s/></text:span><text:span text:style-name="T100_45">configuração</text:span><text:span text:style-name="T100_46">.</text:span></text:p>
      <text:p text:style-name="P101"><text:bookmark-start text:name="id.tyjcwt"/><text:bookmark-end text:name="id.tyjcwt"/></text:p>
      <text:p text:style-name="P102"/>
      <text:p text:style-name="P103"><text:span text:style-name="T103_1">1.3<text:s/></text:span><text:span text:style-name="T103_2">Definições</text:span><text:span text:style-name="T103_3">,<text:s/></text:span><text:span text:style-name="T103_4">Acrônimos</text:span><text:span text:style-name="T103_5"><text:s/></text:span><text:span text:style-name="T103_6">e</text:span><text:span text:style-name="T103_7"><text:s/></text:span><text:span text:style-name="T103_8">Abreviações</text:span></text:p>
      <text:p text:style-name="P104"><text:span text:style-name="T104_1"><text:tab/><text:tab/></text:span></text:p>
      <table:table table:style-name="Table2">
        <table:table-column table:style-name="Column5"/>
        <table:table-column table:style-name="Column6"/>
        <table:table-row table:style-name="Row3">
          <table:table-cell table:style-name="Cell9">
            <text:p text:style-name="P105"><text:span text:style-name="T105_1">Termo</text:span></text:p>
          </table:table-cell>
          <table:table-cell table:style-name="Cell10">
            <text:p text:style-name="P106"><text:span text:style-name="T106_1">Descrição</text:span></text:p>
          </table:table-cell>
        </table:table-row>
        <table:table-row table:style-name="Row4">
          <table:table-cell table:style-name="Cell11">
            <text:p text:style-name="P107"><text:span text:style-name="T107_1">SVRI</text:span></text:p>
          </table:table-cell>
          <table:table-cell table:style-name="Cell12">
            <text:p text:style-name="P108"><text:span text:style-name="T108_1">Sistema</text:span><text:span text:style-name="T108_2"><text:s/></text:span><text:span text:style-name="T108_3">de</text:span><text:span text:style-name="T108_4"><text:s/></text:span><text:span text:style-name="T108_5">Vendas</text:span><text:span text:style-name="T108_6"><text:s/></text:span><text:span text:style-name="T108_7">e</text:span><text:span text:style-name="T108_8"><text:s/></text:span><text:span text:style-name="T108_9">Reserva</text:span><text:span text:style-name="T108_10"><text:s/></text:span><text:span text:style-name="T108_11">de</text:span><text:span text:style-name="T108_12"><text:s/></text:span><text:span text:style-name="T108_13">Ingressos</text:span></text:p>
          </table:table-cell>
        </table:table-row>
        <table:table-row table:style-name="Row5">
          <table:table-cell table:style-name="Cell13">
            <text:p text:style-name="P109"><text:span text:style-name="T109_1">EAP</text:span></text:p>
          </table:table-cell>
          <table:table-cell table:style-name="Cell14">
            <text:p text:style-name="P110"><text:span text:style-name="T110_1">Estrutura</text:span><text:span text:style-name="T110_2"><text:s/></text:span><text:span text:style-name="T110_3">Analítica</text:span><text:span text:style-name="T110_4"><text:s/></text:span><text:span text:style-name="T110_5">de</text:span><text:span text:style-name="T110_6"><text:s/></text:span><text:span text:style-name="T110_7">Projeto</text:span></text:p>
          </table:table-cell>
        </table:table-row>
        <table:table-row table:style-name="Row6">
          <table:table-cell table:style-name="Cell15">
            <text:p text:style-name="P111"><text:span text:style-name="T111_1">Baseline</text:span></text:p>
          </table:table-cell>
          <table:table-cell table:style-name="Cell16">
            <text:p text:style-name="P112"><text:span text:style-name="T112_1">Conjunto</text:span><text:span text:style-name="T112_2"><text:s/></text:span><text:span text:style-name="T112_3">de</text:span><text:span text:style-name="T112_4"><text:s/></text:span><text:span text:style-name="T112_5">artefatos</text:span><text:span text:style-name="T112_6"><text:s/></text:span><text:span text:style-name="T112_7">aprovados</text:span><text:span text:style-name="T112_8"><text:s/></text:span><text:span text:style-name="T112_9">agrupados</text:span><text:span text:style-name="T112_10"><text:s/></text:span><text:span text:style-name="T112_11">em</text:span><text:span text:style-name="T112_12"><text:s/></text:span><text:span text:style-name="T112_13">uma</text:span><text:span text:style-name="T112_14"><text:s/></text:span><text:span text:style-name="T112_15">determinada</text:span><text:span text:style-name="T112_16"><text:s/></text:span><text:span text:style-name="T112_17">versão</text:span><text:span text:style-name="T112_18"><text:s/></text:span><text:span text:style-name="T112_19">em</text:span><text:span text:style-name="T112_20"><text:s/></text:span><text:span text:style-name="T112_21">um</text:span><text:span text:style-name="T112_22"><text:s/></text:span><text:span text:style-name="T112_23">determinado</text:span><text:span text:style-name="T112_24"><text:s/></text:span><text:span text:style-name="T112_25">instante</text:span><text:span text:style-name="T112_26"><text:s/></text:span><text:span text:style-name="T112_27">de</text:span><text:span text:style-name="T112_28"><text:s/></text:span><text:span text:style-name="T112_29">tempo</text:span></text:p>
          </table:table-cell>
        </table:table-row>
        <table:table-row table:style-name="Row7">
          <table:table-cell table:style-name="Cell17">
            <text:p text:style-name="P113"><text:span text:style-name="T113_1">Release</text:span></text:p>
          </table:table-cell>
          <table:table-cell table:style-name="Cell18">
            <text:p text:style-name="P114"><text:span text:style-name="T114_1">Lançamento</text:span><text:span text:style-name="T114_2"><text:s/></text:span><text:span text:style-name="T114_3">de</text:span><text:span text:style-name="T114_4"><text:s/></text:span><text:span text:style-name="T114_5">uma</text:span><text:span text:style-name="T114_6"><text:s/></text:span><text:span text:style-name="T114_7">versão</text:span><text:span text:style-name="T114_8"><text:s/></text:span><text:span text:style-name="T114_9">executável</text:span><text:span text:style-name="T114_10"><text:s/></text:span><text:span text:style-name="T114_11">do</text:span><text:span text:style-name="T114_12"><text:s/></text:span><text:span text:style-name="T114_13">sistema</text:span><text:span text:style-name="T114_14">,<text:s/></text:span><text:span text:style-name="T114_15">contendo</text:span><text:span text:style-name="T114_16"><text:s/></text:span><text:span text:style-name="T114_17">um</text:span><text:span text:style-name="T114_18"><text:s/></text:span><text:span text:style-name="T114_19">conjunto</text:span><text:span text:style-name="T114_20"><text:s/></text:span><text:span text:style-name="T114_21">de</text:span><text:span text:style-name="T114_22"><text:s/></text:span><text:span text:style-name="T114_23">funcionalidades</text:span></text:p>
          </table:table-cell>
        </table:table-row>
        <table:table-row table:style-name="Row8">
          <table:table-cell table:style-name="Cell19">
            <text:p text:style-name="P115"><text:span text:style-name="T115_1">GC</text:span></text:p>
          </table:table-cell>
          <table:table-cell table:style-name="Cell20">
            <text:p text:style-name="P116"><text:span text:style-name="T116_1">Gerência</text:span><text:span text:style-name="T116_2"><text:s/></text:span><text:span text:style-name="T116_3">de</text:span><text:span text:style-name="T116_4"><text:s/></text:span><text:span text:style-name="T116_5">Configuração</text:span></text:p>
          </table:table-cell>
        </table:table-row>
      </table:table>
      <text:p text:style-name="P117"/>
      <text:p text:style-name="P118"/>
      <text:p text:style-name="P119"><text:span text:style-name="T119_1">2.<text:s/></text:span><text:span text:style-name="T119_2">Ferramentas</text:span><text:span text:style-name="T119_3">,<text:s/></text:span><text:span text:style-name="T119_4">Ambiente</text:span><text:span text:style-name="T119_5"><text:s/></text:span><text:span text:style-name="T119_6">e</text:span><text:span text:style-name="T119_7"><text:s/></text:span><text:span text:style-name="T119_8">Infra</text:span><text:span text:style-name="T119_9">-</text:span><text:span text:style-name="T119_10">estrutura</text:span><text:span text:style-name="T119_11"><text:s/></text:span><text:span text:style-name="T119_12">de</text:span><text:span text:style-name="T119_13"><text:s/></text:span><text:span text:style-name="T119_14">Configuração</text:span><text:span text:style-name="T119_15"><text:s/></text:span><text:span text:style-name="T119_16">de</text:span><text:span text:style-name="T119_17"><text:s/></text:span><text:span text:style-name="T119_18">Software</text:span><text:span text:style-name="T119_19">.</text:span></text:p>
      <text:p text:style-name="P120"/>
      <text:p text:style-name="P121"><text:span text:style-name="T121_1">2</text:span><text:span text:style-name="T121_2">.</text:span><text:span text:style-name="T121_3">1<text:s/></text:span><text:span text:style-name="T121_4">Ferramentas</text:span><text:span text:style-name="T121_5"><text:s/></text:span><text:span text:style-name="T121_6">utilizadas</text:span></text:p>
      <text:p text:style-name="P122"><text:span text:style-name="T122_1"><text:tab/></text:span><text:span text:style-name="T122_2">As</text:span><text:span text:style-name="T122_3"><text:s/></text:span><text:span text:style-name="T122_4">ferramentas</text:span><text:span text:style-name="T122_5">,<text:s/></text:span><text:span text:style-name="T122_6">responsabilidades</text:span><text:span text:style-name="T122_7">,<text:s/></text:span><text:span text:style-name="T122_8">ambiente</text:span><text:span text:style-name="T122_9"><text:s/></text:span><text:span text:style-name="T122_10">e</text:span><text:span text:style-name="T122_11"><text:s/></text:span><text:span text:style-name="T122_12">infra</text:span><text:span text:style-name="T122_13">-</text:span><text:span text:style-name="T122_14">estrutura</text:span><text:span text:style-name="T122_15"><text:s/></text:span><text:span text:style-name="T122_16">utilizados</text:span><text:span text:style-name="T122_17"><text:s/></text:span><text:span text:style-name="T122_18">no</text:span><text:span text:style-name="T122_19"><text:s/></text:span><text:span text:style-name="T122_20">projeto</text:span><text:span text:style-name="T122_21"><text:s/></text:span><text:span text:style-name="T122_22">são</text:span><text:span text:style-name="T122_23">:</text:span></text:p>
      <text:p text:style-name="P123"/>
      <table:table table:style-name="Table3">
        <table:table-column table:style-name="Column7"/>
        <table:table-column table:style-name="Column8"/>
        <table:table-row table:style-name="Row9">
          <table:table-cell table:style-name="Cell21">
            <text:p text:style-name="P124"><text:span text:style-name="T124_1">Ferramenta</text:span></text:p>
          </table:table-cell>
          <table:table-cell table:style-name="Cell22">
            <text:p text:style-name="P125"><text:span text:style-name="T125_1">Versão</text:span></text:p>
          </table:table-cell>
        </table:table-row>
        <table:table-row table:style-name="Row10">
          <table:table-cell table:style-name="Cell23">
            <text:p text:style-name="P126"><text:span text:style-name="T126_1">Eclipse</text:span></text:p>
          </table:table-cell>
          <table:table-cell table:style-name="Cell24">
            <text:p text:style-name="P127"><text:span text:style-name="T127_1">Luna</text:span><text:span text:style-name="T127_2"><text:s/>4.4.2,<text:s/></text:span><text:span text:style-name="T127_3">versão</text:span><text:span text:style-name="T127_4"><text:s/></text:span><text:span text:style-name="T127_5">JavaEE</text:span><text:span text:style-name="T127_6"><text:s/></text:span><text:span text:style-name="T127_7">Developers</text:span></text:p>
          </table:table-cell>
        </table:table-row>
        <table:table-row table:style-name="Row11">
          <table:table-cell table:style-name="Cell25">
            <text:p text:style-name="P128"><text:span text:style-name="T128_1">Java</text:span></text:p>
          </table:table-cell>
          <table:table-cell table:style-name="Cell26">
            <text:p text:style-name="P129"><text:span text:style-name="T129_1">SDK</text:span><text:span text:style-name="T129_2"><text:s/>8.0</text:span></text:p>
          </table:table-cell>
        </table:table-row>
        <table:table-row table:style-name="Row12">
          <table:table-cell table:style-name="Cell27">
            <text:p text:style-name="P130"><text:span text:style-name="T130_1">Apache</text:span><text:span text:style-name="T130_2"><text:s/></text:span><text:span text:style-name="T130_3">Tomcat</text:span></text:p>
          </table:table-cell>
          <table:table-cell table:style-name="Cell28">
            <text:p text:style-name="P131"><text:span text:style-name="T131_1">8.0.21</text:span></text:p>
          </table:table-cell>
        </table:table-row>
        <table:table-row table:style-name="Row13">
          <table:table-cell table:style-name="Cell29">
            <text:p text:style-name="P132"><text:span text:style-name="T132_1">LibreOffice</text:span></text:p>
          </table:table-cell>
          <table:table-cell table:style-name="Cell30">
            <text:p text:style-name="P133"><text:span text:style-name="T133_1">4.0.3.3</text:span></text:p>
          </table:table-cell>
        </table:table-row>
        <table:table-row table:style-name="Row14">
          <table:table-cell table:style-name="Cell31">
            <text:p text:style-name="P134"><text:span text:style-name="T134_1">Git</text:span></text:p>
          </table:table-cell>
          <table:table-cell table:style-name="Cell32">
            <text:p text:style-name="P135"><text:span text:style-name="T135_1">1.8.4</text:span></text:p>
          </table:table-cell>
        </table:table-row>
        <table:table-row table:style-name="Row15">
          <table:table-cell table:style-name="Cell33">
            <text:p text:style-name="P136"><text:span text:style-name="T136_1">Astah</text:span><text:span text:style-name="T136_2"><text:s/></text:span><text:span text:style-name="T136_3">Community</text:span></text:p>
          </table:table-cell>
          <table:table-cell table:style-name="Cell34">
            <text:p text:style-name="P137"><text:span text:style-name="T137_1">6.9.0</text:span></text:p>
          </table:table-cell>
        </table:table-row>
        <table:table-row table:style-name="Row16">
          <table:table-cell table:style-name="Cell35">
            <text:p text:style-name="P138"><text:span text:style-name="T138_1">OpenOffice</text:span></text:p>
          </table:table-cell>
          <table:table-cell table:style-name="Cell36">
            <text:p text:style-name="P139"><text:span text:style-name="T139_1">4.1.1</text:span></text:p>
          </table:table-cell>
        </table:table-row>
      </table:table>
      <text:p text:style-name="P140"/>
      <text:p text:style-name="P141"><text:span text:style-name="T141_1">As</text:span><text:span text:style-name="T141_2"><text:s/></text:span><text:span text:style-name="T141_3">ferramentas</text:span><text:span text:style-name="T141_4"><text:s/></text:span><text:span text:style-name="T141_5">que</text:span><text:span text:style-name="T141_6"><text:s/></text:span><text:span text:style-name="T141_7">não</text:span><text:span text:style-name="T141_8"><text:s/></text:span><text:span text:style-name="T141_9">estão</text:span><text:span text:style-name="T141_10"><text:s/></text:span><text:span text:style-name="T141_11">referenciadas</text:span><text:span text:style-name="T141_12"><text:s/></text:span><text:span text:style-name="T141_13">neste</text:span><text:span text:style-name="T141_14"><text:s/></text:span><text:span text:style-name="T141_15">documento</text:span><text:span text:style-name="T141_16"><text:s/></text:span><text:span text:style-name="T141_17">são</text:span><text:span text:style-name="T141_18"><text:s/></text:span><text:span text:style-name="T141_19">as</text:span><text:span text:style-name="T141_20"><text:s/></text:span><text:span text:style-name="T141_21">utilizadas</text:span><text:span text:style-name="T141_22"><text:s/></text:span><text:span text:style-name="T141_23">por</text:span><text:span text:style-name="T141_24"><text:s/></text:span><text:span text:style-name="T141_25">via</text:span><text:span text:style-name="T141_26"><text:s/></text:span><text:span text:style-name="T141_27">Web</text:span><text:span text:style-name="T141_28">,<text:s/></text:span><text:span text:style-name="T141_29">portanto</text:span><text:span text:style-name="T141_30"><text:s/></text:span><text:span text:style-name="T141_31">a</text:span><text:span text:style-name="T141_32"><text:s/></text:span><text:span text:style-name="T141_33">sua</text:span><text:span text:style-name="T141_34"><text:s/></text:span><text:span text:style-name="T141_35">versão</text:span><text:span text:style-name="T141_36"><text:s/></text:span><text:span text:style-name="T141_37">utilizada</text:span><text:span text:style-name="T141_38"><text:s/></text:span><text:span text:style-name="T141_39">sempre</text:span><text:span text:style-name="T141_40"><text:s/></text:span><text:span text:style-name="T141_41">será</text:span><text:span text:style-name="T141_42"><text:s/></text:span><text:span text:style-name="T141_43">a</text:span><text:span text:style-name="T141_44"><text:s/></text:span><text:span text:style-name="T141_45">última</text:span><text:span text:style-name="T141_46"><text:s/></text:span><text:span text:style-name="T141_47">disponível</text:span><text:span text:style-name="T141_48">,<text:s/></text:span><text:span text:style-name="T141_49">como</text:span><text:span text:style-name="T141_50"><text:s/></text:span><text:span text:style-name="T141_51">é</text:span><text:span text:style-name="T141_52"><text:s/></text:span><text:span text:style-name="T141_53">o</text:span><text:span text:style-name="T141_54"><text:s/></text:span><text:span text:style-name="T141_55">caso</text:span><text:span text:style-name="T141_56"><text:s/></text:span><text:span text:style-name="T141_57">do</text:span><text:span text:style-name="T141_58"><text:s/></text:span><text:span text:style-name="T141_59">Google</text:span><text:span text:style-name="T141_60"><text:s/></text:span><text:span text:style-name="T141_61">Drive</text:span><text:span text:style-name="T141_62"><text:s/></text:span><text:span text:style-name="T141_63">e</text:span><text:span text:style-name="T141_64"><text:s/></text:span><text:span text:style-name="T141_65">Google</text:span><text:span text:style-name="T141_66"><text:s/></text:span><text:span text:style-name="T141_67">Docs</text:span><text:span text:style-name="T141_68">.</text:span></text:p>
      <text:p text:style-name="P142"/>
      <text:p text:style-name="P143"><text:span text:style-name="T143_1">2</text:span><text:span text:style-name="T143_2">.</text:span><text:span text:style-name="T143_3">2<text:s/></text:span><text:span text:style-name="T143_4">Requisitos</text:span><text:span text:style-name="T143_5"><text:s/></text:span><text:span text:style-name="T143_6">de</text:span><text:span text:style-name="T143_7"><text:s/></text:span><text:span text:style-name="T143_8">sistema</text:span></text:p>
      <text:p text:style-name="P144"><text:span text:style-name="T144_1"><text:tab/></text:span><text:span text:style-name="T144_2">Para</text:span><text:span text:style-name="T144_3"><text:s/></text:span><text:span text:style-name="T144_4">a</text:span><text:span text:style-name="T144_5"><text:s/></text:span><text:span text:style-name="T144_6">execução</text:span><text:span text:style-name="T144_7"><text:s/></text:span><text:span text:style-name="T144_8">das</text:span><text:span text:style-name="T144_9"><text:s/></text:span><text:span text:style-name="T144_10">ferramentas</text:span><text:span text:style-name="T144_11"><text:s/></text:span><text:span text:style-name="T144_12">de</text:span><text:span text:style-name="T144_13"><text:s/></text:span><text:span text:style-name="T144_14">desenvolvimento</text:span><text:span text:style-name="T144_15">,<text:s/></text:span><text:span text:style-name="T144_16">recomenda</text:span><text:span text:style-name="T144_17"><text:s/></text:span><text:span text:style-name="T144_18">se</text:span><text:span text:style-name="T144_19">:<text:line-break/></text:span></text:p>
      <table:table table:style-name="Table4">
        <table:table-column table:style-name="Column9"/>
        <table:table-column table:style-name="Column10"/>
        <table:table-row table:style-name="Row17">
          <table:table-cell table:style-name="Cell37">
            <text:p text:style-name="P145"><text:span text:style-name="T145_1">RAM</text:span></text:p>
          </table:table-cell>
          <table:table-cell table:style-name="Cell38">
            <text:p text:style-name="P146"><text:span text:style-name="T146_1">2</text:span><text:span text:style-name="T146_2">gb</text:span><text:span text:style-name="T146_3"><text:s/></text:span><text:span text:style-name="T146_4">ou</text:span><text:span text:style-name="T146_5"><text:s/></text:span><text:span text:style-name="T146_6">superior</text:span><text:span text:style-name="T146_7">.</text:span></text:p>
          </table:table-cell>
        </table:table-row>
        <table:table-row table:style-name="Row18">
          <table:table-cell table:style-name="Cell39">
            <text:p text:style-name="P147"><text:span text:style-name="T147_1">Armazenamento</text:span></text:p>
          </table:table-cell>
          <table:table-cell table:style-name="Cell40">
            <text:p text:style-name="P148"><text:span text:style-name="T148_1">2</text:span><text:span text:style-name="T148_2">gb</text:span><text:span text:style-name="T148_3"><text:s/></text:span><text:span text:style-name="T148_4">livre</text:span><text:span text:style-name="T148_5">.</text:span></text:p>
          </table:table-cell>
        </table:table-row>
        <table:table-row table:style-name="Row19">
          <table:table-cell table:style-name="Cell41">
            <text:p text:style-name="P149"><text:span text:style-name="T149_1">Sistema</text:span><text:span text:style-name="T149_2"><text:s/></text:span><text:span text:style-name="T149_3">Operacional</text:span></text:p>
          </table:table-cell>
          <table:table-cell table:style-name="Cell42">
            <text:p text:style-name="P150"><text:span text:style-name="T150_1">Windows</text:span><text:span text:style-name="T150_2"><text:s/>7<text:s/></text:span><text:span text:style-name="T150_3">ou</text:span><text:span text:style-name="T150_4"><text:s/></text:span><text:span text:style-name="T150_5">superior</text:span><text:span text:style-name="T150_6">,<text:s/></text:span><text:span text:style-name="T150_7">Linux</text:span><text:span text:style-name="T150_8">.</text:span></text:p>
          </table:table-cell>
        </table:table-row>
        <table:table-row table:style-name="Row20">
          <table:table-cell table:style-name="Cell43">
            <text:p text:style-name="P151"><text:span text:style-name="T151_1">Processador</text:span></text:p>
          </table:table-cell>
          <table:table-cell table:style-name="Cell44">
            <text:p text:style-name="P152"><text:span text:style-name="T152_1">x</text:span><text:span text:style-name="T152_2">86<text:s/></text:span><text:span text:style-name="T152_3">multicore</text:span><text:span text:style-name="T152_4">.</text:span></text:p>
          </table:table-cell>
        </table:table-row>
      </table:table>
      <text:p text:style-name="P153"/>
      <text:h text:style-name="P154" text:outline-level="10"><text:span text:style-name="T154_1">3.<text:s/></text:span><text:span text:style-name="T154_2">O</text:span><text:span text:style-name="T154_3"><text:s/></text:span><text:span text:style-name="T154_4">Programa</text:span><text:span text:style-name="T154_5"><text:s/></text:span><text:span text:style-name="T154_6">de</text:span><text:span text:style-name="T154_7"><text:s/></text:span><text:span text:style-name="T154_8">Gerenciamento</text:span><text:span text:style-name="T154_9"><text:s/></text:span><text:span text:style-name="T154_10">de</text:span><text:span text:style-name="T154_11"><text:s/></text:span><text:span text:style-name="T154_12">Configuração</text:span><text:bookmark-start text:name="id.3dy6vkm"/><text:bookmark-end text:name="id.3dy6vkm"/></text:h>
      <text:p text:style-name="P155"/>
      <text:p text:style-name="P156"><text:span text:style-name="T156_1">3.1<text:s/></text:span><text:span text:style-name="T156_2">Identificação</text:span><text:span text:style-name="T156_3"><text:s/></text:span><text:span text:style-name="T156_4">da</text:span><text:span text:style-name="T156_5"><text:s/></text:span><text:span text:style-name="T156_6">Configuração</text:span><text:bookmark-start text:name="id.1t3h5sf"/><text:bookmark-end text:name="id.1t3h5sf"/></text:p>
      <text:p text:style-name="P157"/>
      <text:p text:style-name="P158"><text:span text:style-name="T158_1">3.1.1<text:s/></text:span><text:span text:style-name="T158_2">Métodos</text:span><text:span text:style-name="T158_3"><text:s/></text:span><text:span text:style-name="T158_4">de</text:span><text:span text:style-name="T158_5"><text:s/></text:span><text:span text:style-name="T158_6">Identificação</text:span></text:p>
      <text:p text:style-name="P159"><text:span text:style-name="T159_1"><text:tab/></text:span><text:span text:style-name="T159_2">Todos</text:span><text:span text:style-name="T159_3"><text:s/></text:span><text:span text:style-name="T159_4">os</text:span><text:span text:style-name="T159_5"><text:s/></text:span><text:span text:style-name="T159_6">artefatos</text:span><text:span text:style-name="T159_7"><text:s/></text:span><text:span text:style-name="T159_8">versionados</text:span><text:span text:style-name="T159_9"><text:s/></text:span><text:span text:style-name="T159_10">contidos</text:span><text:span text:style-name="T159_11"><text:s/></text:span><text:span text:style-name="T159_12">no</text:span><text:span text:style-name="T159_13"><text:s/></text:span><text:span text:style-name="T159_14">repositório</text:span><text:span text:style-name="T159_15"><text:s/></text:span><text:span text:style-name="T159_16">de</text:span><text:span text:style-name="T159_17"><text:s/></text:span><text:span text:style-name="T159_18">gerência</text:span><text:span text:style-name="T159_19"><text:s/></text:span><text:span text:style-name="T159_20">de</text:span><text:span text:style-name="T159_21"><text:s/></text:span><text:span text:style-name="T159_22">configuração</text:span><text:span text:style-name="T159_23"><text:s/></text:span><text:span text:style-name="T159_24">serão</text:span><text:span text:style-name="T159_25"><text:s/></text:span><text:span text:style-name="T159_26">nomeados</text:span><text:span text:style-name="T159_27"><text:s/></text:span><text:span text:style-name="T159_28">da</text:span><text:span text:style-name="T159_29"><text:s/></text:span><text:span text:style-name="T159_30">seguinte</text:span><text:span text:style-name="T159_31"><text:s/></text:span><text:span text:style-name="T159_32">maneira</text:span><text:span text:style-name="T159_33">:<text:s/>&lt;</text:span><text:span text:style-name="T159_34">nome</text:span><text:span text:style-name="T159_35"><text:s/></text:span><text:span text:style-name="T159_36">do</text:span><text:span text:style-name="T159_37"><text:s/></text:span><text:span text:style-name="T159_38">artefato</text:span><text:span text:style-name="T159_39">&gt;<text:s/>&lt;</text:span><text:span text:style-name="T159_40">versão</text:span><text:span text:style-name="T159_41">&gt;.&lt;</text:span><text:span text:style-name="T159_42">extensão</text:span><text:span text:style-name="T159_43">&gt;</text:span></text:p>
      <text:p text:style-name="P160"><text:span text:style-name="T160_1">Por</text:span><text:span text:style-name="T160_2"><text:s/></text:span><text:span text:style-name="T160_3">exemplo</text:span><text:span text:style-name="T160_4">,<text:s/></text:span><text:span text:style-name="T160_5">a</text:span><text:span text:style-name="T160_6"><text:s/></text:span><text:span text:style-name="T160_7">primeira</text:span><text:span text:style-name="T160_8"><text:s/></text:span><text:span text:style-name="T160_9">versão</text:span><text:span text:style-name="T160_10"><text:s/></text:span><text:span text:style-name="T160_11">de</text:span><text:span text:style-name="T160_12"><text:s/></text:span><text:span text:style-name="T160_13">um</text:span><text:span text:style-name="T160_14"><text:s/></text:span><text:span text:style-name="T160_15">documento</text:span><text:span text:style-name="T160_16"><text:s/></text:span><text:span text:style-name="T160_17">de</text:span><text:span text:style-name="T160_18"><text:s/></text:span><text:span text:style-name="T160_19">plano</text:span><text:span text:style-name="T160_20"><text:s/></text:span><text:span text:style-name="T160_21">de</text:span><text:span text:style-name="T160_22"><text:s/></text:span><text:span text:style-name="T160_23">projeto</text:span><text:span text:style-name="T160_24"><text:s/></text:span><text:span text:style-name="T160_25">ficaria</text:span><text:span text:style-name="T160_26"><text:s/></text:span><text:span text:style-name="T160_27">como</text:span><text:span text:style-name="T160_28"><text:s/>“</text:span><text:span text:style-name="T160_29">plano</text:span><text:span text:style-name="T160_30">-</text:span><text:span text:style-name="T160_31">de</text:span><text:span text:style-name="T160_32">-</text:span><text:span text:style-name="T160_33">projeto</text:span><text:span text:style-name="T160_34">.</text:span><text:span text:style-name="T160_35">doc</text:span><text:span text:style-name="T160_36">”,<text:s/></text:span><text:span text:style-name="T160_37">sem</text:span><text:span text:style-name="T160_38"><text:s/></text:span><text:span text:style-name="T160_39">as</text:span><text:span text:style-name="T160_40"><text:s/></text:span><text:span text:style-name="T160_41">aspas</text:span><text:span text:style-name="T160_42">.<text:s/></text:span><text:span text:style-name="T160_43">As</text:span><text:span text:style-name="T160_44"><text:s/></text:span><text:span text:style-name="T160_45">exceções</text:span><text:span text:style-name="T160_46"><text:s/></text:span><text:span text:style-name="T160_47">serão</text:span><text:span text:style-name="T160_48"><text:s/></text:span><text:span text:style-name="T160_49">no</text:span><text:span text:style-name="T160_50"><text:s/></text:span><text:span text:style-name="T160_51">caso</text:span><text:span text:style-name="T160_52"><text:s/></text:span><text:span text:style-name="T160_53">de</text:span><text:span text:style-name="T160_54"><text:s/></text:span><text:span text:style-name="T160_55">código</text:span><text:span text:style-name="T160_56"><text:s/></text:span><text:span text:style-name="T160_57">fonte</text:span><text:span text:style-name="T160_58">,<text:s/></text:span><text:span text:style-name="T160_59">onde</text:span><text:span text:style-name="T160_60"><text:s/></text:span><text:span text:style-name="T160_61">apenas</text:span><text:span text:style-name="T160_62"><text:s/></text:span><text:span text:style-name="T160_63">o</text:span><text:span text:style-name="T160_64"><text:s/></text:span><text:span text:style-name="T160_65">executável</text:span><text:span text:style-name="T160_66"><text:s/></text:span><text:span text:style-name="T160_67">do</text:span><text:span text:style-name="T160_68"><text:s/></text:span><text:span text:style-name="T160_69">software</text:span><text:span text:style-name="T160_70"><text:s/></text:span><text:span text:style-name="T160_71">como</text:span><text:span text:style-name="T160_72"><text:s/></text:span><text:span text:style-name="T160_73">um</text:span><text:span text:style-name="T160_74"><text:s/></text:span><text:span text:style-name="T160_75">todo</text:span><text:span text:style-name="T160_76"><text:s/></text:span><text:span text:style-name="T160_77">teria</text:span><text:span text:style-name="T160_78"><text:s/></text:span><text:span text:style-name="T160_79">uma</text:span><text:span text:style-name="T160_80"><text:s/></text:span><text:span text:style-name="T160_81">identificação</text:span><text:span text:style-name="T160_82"><text:s/></text:span><text:span text:style-name="T160_83">de</text:span><text:span text:style-name="T160_84"><text:s/></text:span><text:span text:style-name="T160_85">versão</text:span><text:span text:style-name="T160_86"><text:s/></text:span><text:span text:style-name="T160_87">no</text:span><text:span text:style-name="T160_88"><text:s/></text:span><text:span text:style-name="T160_89">nome</text:span><text:span text:style-name="T160_90">,<text:s/></text:span><text:span text:style-name="T160_91">seguindo</text:span><text:span text:style-name="T160_92"><text:s/></text:span><text:span text:style-name="T160_93">o</text:span><text:span text:style-name="T160_94"><text:s/></text:span><text:span text:style-name="T160_95">modelo</text:span><text:span text:style-name="T160_96"><text:s/></text:span><text:span text:style-name="T160_97">estabelecido</text:span><text:span text:style-name="T160_98">.</text:span></text:p>
      <text:p text:style-name="P161"><text:span text:style-name="T161_1">A</text:span><text:span text:style-name="T161_2"><text:s/></text:span><text:span text:style-name="T161_3">versão</text:span><text:span text:style-name="T161_4"><text:s/></text:span><text:span text:style-name="T161_5">contida</text:span><text:span text:style-name="T161_6"><text:s/></text:span><text:span text:style-name="T161_7">no</text:span><text:span text:style-name="T161_8"><text:s/></text:span><text:span text:style-name="T161_9">título</text:span><text:span text:style-name="T161_10"><text:s/></text:span><text:span text:style-name="T161_11">deve</text:span><text:span text:style-name="T161_12"><text:s/></text:span><text:span text:style-name="T161_13">corresponder</text:span><text:span text:style-name="T161_14"><text:s/></text:span><text:span text:style-name="T161_15">a</text:span><text:span text:style-name="T161_16"><text:s/></text:span><text:span text:style-name="T161_17">versão</text:span><text:span text:style-name="T161_18"><text:s/></text:span><text:span text:style-name="T161_19">determinada</text:span><text:span text:style-name="T161_20"><text:s/></text:span><text:span text:style-name="T161_21">dentro</text:span><text:span text:style-name="T161_22"><text:s/></text:span><text:span text:style-name="T161_23">do</text:span><text:span text:style-name="T161_24"><text:s/></text:span><text:span text:style-name="T161_25">artefato</text:span><text:span text:style-name="T161_26"><text:s/>(</text:span><text:span text:style-name="T161_27">caso</text:span><text:span text:style-name="T161_28"><text:s/></text:span><text:span text:style-name="T161_29">possua</text:span><text:span text:style-name="T161_30"><text:s/></text:span><text:span text:style-name="T161_31">um</text:span><text:span text:style-name="T161_32"><text:s/></text:span><text:span text:style-name="T161_33">campo</text:span><text:span text:style-name="T161_34"><text:s/></text:span><text:span text:style-name="T161_35">de</text:span><text:span text:style-name="T161_36"><text:s/></text:span><text:span text:style-name="T161_37">versão</text:span><text:span text:style-name="T161_38">).</text:span><text:bookmark-start text:name="id.4d34og8"/><text:bookmark-end text:name="id.4d34og8"/></text:p>
      <text:p text:style-name="P162"/>
      <text:p text:style-name="P163"><text:span text:style-name="T163_1">3.1.2<text:s/></text:span><text:span text:style-name="T163_2">Baselines</text:span><text:span text:style-name="T163_3"><text:s/></text:span><text:span text:style-name="T163_4">do</text:span><text:span text:style-name="T163_5"><text:s/></text:span><text:span text:style-name="T163_6">Projeto</text:span><text:span text:style-name="T163_7"><text:tab/></text:span></text:p>
      <text:p text:style-name="P164"><text:span text:style-name="T164_1"><text:tab/>.</text:span><text:span text:style-name="T164_2">A</text:span><text:span text:style-name="T164_3">s</text:span><text:span text:style-name="T164_4"><text:s/></text:span><text:span text:style-name="T164_5">baselines</text:span><text:span text:style-name="T164_6"><text:s/></text:span><text:span text:style-name="T164_7">ocorrerão</text:span><text:span text:style-name="T164_8"><text:s/></text:span><text:span text:style-name="T164_9">como</text:span><text:span text:style-name="T164_10"><text:s/></text:span><text:span text:style-name="T164_11">especificado</text:span><text:span text:style-name="T164_12"><text:s/></text:span><text:span text:style-name="T164_13">no</text:span><text:span text:style-name="T164_14"><text:s/></text:span><text:span text:style-name="T164_15">Plano</text:span><text:span text:style-name="T164_16"><text:s/></text:span><text:span text:style-name="T164_17">de</text:span><text:span text:style-name="T164_18"><text:s/></text:span><text:span text:style-name="T164_19">Projeto</text:span><text:span text:style-name="T164_20">,<text:s/></text:span><text:span text:style-name="T164_21">na</text:span><text:span text:style-name="T164_22"><text:s/></text:span><text:span text:style-name="T164_23">EAP</text:span><text:span text:style-name="T164_24">.</text:span><text:span text:style-name="T164_25">.<text:s/></text:span><text:span text:style-name="T164_26">Os</text:span><text:span text:style-name="T164_27"><text:s/></text:span><text:span text:style-name="T164_28">Itens</text:span><text:span text:style-name="T164_29"><text:s/></text:span><text:span text:style-name="T164_30">de</text:span><text:span text:style-name="T164_31"><text:s/></text:span><text:span text:style-name="T164_32">Configuração</text:span><text:span text:style-name="T164_33"><text:s/></text:span><text:span text:style-name="T164_34">que</text:span><text:span text:style-name="T164_35"><text:s/></text:span><text:span text:style-name="T164_36">serão</text:span><text:span text:style-name="T164_37"><text:s/></text:span><text:span text:style-name="T164_38">lançados</text:span><text:span text:style-name="T164_39"><text:s/></text:span><text:span text:style-name="T164_40">no</text:span><text:span text:style-name="T164_41"><text:s/></text:span><text:span text:style-name="T164_42">final</text:span><text:span text:style-name="T164_43"><text:s/></text:span><text:span text:style-name="T164_44">de</text:span><text:span text:style-name="T164_45"><text:s/></text:span><text:span text:style-name="T164_46">cada</text:span><text:span text:style-name="T164_47"><text:s/></text:span><text:span text:style-name="T164_48">sprint</text:span><text:span text:style-name="T164_49"><text:s/></text:span><text:span text:style-name="T164_50">seguindo</text:span><text:span text:style-name="T164_51"><text:s/></text:span><text:span text:style-name="T164_52">o</text:span><text:span text:style-name="T164_53"><text:s/></text:span><text:span text:style-name="T164_54">cronograma</text:span><text:span text:style-name="T164_55"><text:s/></text:span><text:span text:style-name="T164_56">do</text:span><text:span text:style-name="T164_57"><text:s/></text:span><text:span text:style-name="T164_58">Plano</text:span><text:span text:style-name="T164_59"><text:s/></text:span><text:span text:style-name="T164_60">de</text:span><text:span text:style-name="T164_61"><text:s/></text:span><text:span text:style-name="T164_62">Projeto</text:span><text:span text:style-name="T164_63"><text:s/></text:span><text:span text:style-name="T164_64">estarão</text:span><text:span text:style-name="T164_65"><text:s/></text:span><text:span text:style-name="T164_66">especificados</text:span><text:span text:style-name="T164_67"><text:s/></text:span><text:span text:style-name="T164_68">no</text:span><text:span text:style-name="T164_69"><text:s/></text:span><text:span text:style-name="T164_70">documento</text:span><text:span text:style-name="T164_71"><text:s/></text:span><text:span text:style-name="T164_72">EAP</text:span><text:span text:style-name="T164_73"><text:s/></text:span><text:span text:style-name="T164_74">que</text:span><text:span text:style-name="T164_75"><text:s/></text:span><text:span text:style-name="T164_76">está</text:span><text:span text:style-name="T164_77"><text:s/></text:span><text:span text:style-name="T164_78">contido</text:span><text:span text:style-name="T164_79"><text:s/></text:span><text:span text:style-name="T164_80">no</text:span><text:span text:style-name="T164_81"><text:s/></text:span><text:span text:style-name="T164_82">Plano</text:span><text:span text:style-name="T164_83"><text:s/></text:span><text:span text:style-name="T164_84">de</text:span><text:span text:style-name="T164_85"><text:s/></text:span><text:span text:style-name="T164_86">Projeto</text:span><text:span text:style-name="T164_87">,<text:s/></text:span><text:span text:style-name="T164_88">incluindo</text:span><text:span text:style-name="T164_89"><text:s/></text:span><text:span text:style-name="T164_90">executáveis</text:span><text:span text:style-name="T164_91"><text:s/></text:span><text:span text:style-name="T164_92">do</text:span><text:span text:style-name="T164_93"><text:s/></text:span><text:span text:style-name="T164_94">software</text:span><text:span text:style-name="T164_95"><text:s/></text:span><text:span text:style-name="T164_96">relacionado</text:span><text:span text:style-name="T164_97">.</text:span></text:p>
      <text:p text:style-name="P165"/>
      <text:p text:style-name="P166"><text:span text:style-name="T166_1">3.1.3<text:s/></text:span><text:span text:style-name="T166_2">Itens</text:span><text:span text:style-name="T166_3"><text:s/></text:span><text:span text:style-name="T166_4">de</text:span><text:span text:style-name="T166_5"><text:s/></text:span><text:span text:style-name="T166_6">Configuração</text:span><text:span text:style-name="T166_7"><text:s/></text:span><text:span text:style-name="T166_8">do</text:span><text:span text:style-name="T166_9"><text:s/></text:span><text:span text:style-name="T166_10">Projeto</text:span><text:span text:style-name="T166_11"><text:tab/></text:span></text:p>
      <text:p text:style-name="P167"><text:span text:style-name="T167_1">Os</text:span><text:span text:style-name="T167_2"><text:s/></text:span><text:span text:style-name="T167_3">itens</text:span><text:span text:style-name="T167_4"><text:s/></text:span><text:span text:style-name="T167_5">de</text:span><text:span text:style-name="T167_6"><text:s/></text:span><text:span text:style-name="T167_7">configuração</text:span><text:span text:style-name="T167_8"><text:s/></text:span><text:span text:style-name="T167_9">estarão</text:span><text:span text:style-name="T167_10"><text:s/></text:span><text:span text:style-name="T167_11">referenciados</text:span><text:span text:style-name="T167_12"><text:s/></text:span><text:span text:style-name="T167_13">na</text:span><text:span text:style-name="T167_14"><text:s/></text:span><text:span text:style-name="T167_15">EAP</text:span><text:span text:style-name="T167_16">,<text:s/></text:span><text:span text:style-name="T167_17">dentro</text:span><text:span text:style-name="T167_18"><text:s/></text:span><text:span text:style-name="T167_19">do</text:span><text:span text:style-name="T167_20"><text:s/></text:span><text:span text:style-name="T167_21">Plano</text:span><text:span text:style-name="T167_22"><text:s/></text:span><text:span text:style-name="T167_23">de</text:span><text:span text:style-name="T167_24"><text:s/></text:span><text:span text:style-name="T167_25">Projeto</text:span><text:span text:style-name="T167_26"><text:s/></text:span><text:span text:style-name="T167_27">do</text:span><text:span text:style-name="T167_28"><text:s/></text:span><text:span text:style-name="T167_29">sistema</text:span><text:span text:style-name="T167_30">.</text:span><text:bookmark-start text:name="id.2s8eyo1"/><text:bookmark-end text:name="id.2s8eyo1"/></text:p>
      <text:p text:style-name="P168"/>
      <text:h text:style-name="P169" text:outline-level="10"><text:span text:style-name="T169_1">3.2<text:s/></text:span><text:span text:style-name="T169_2">Controle</text:span><text:span text:style-name="T169_3"><text:s/></text:span><text:span text:style-name="T169_4">de</text:span><text:span text:style-name="T169_5"><text:s/></text:span><text:span text:style-name="T169_6">Configuração</text:span><text:span text:style-name="T169_7"><text:s/></text:span><text:span text:style-name="T169_8">e</text:span><text:span text:style-name="T169_9"><text:s/></text:span><text:span text:style-name="T169_10">Mudança</text:span><text:bookmark-start text:name="id.17dp8vu"/><text:bookmark-end text:name="id.17dp8vu"/></text:h>
      <text:p text:style-name="P170"/>
      <text:p text:style-name="P171"><text:span text:style-name="T171_1">3.2.1<text:s/></text:span><text:span text:style-name="T171_2">Processamento</text:span><text:span text:style-name="T171_3"><text:s/></text:span><text:span text:style-name="T171_4">e</text:span><text:span text:style-name="T171_5"><text:s/></text:span><text:span text:style-name="T171_6">Aprovação</text:span><text:span text:style-name="T171_7"><text:s/></text:span><text:span text:style-name="T171_8">de</text:span><text:span text:style-name="T171_9"><text:s/></text:span><text:span text:style-name="T171_10">Solicitações</text:span><text:span text:style-name="T171_11"><text:s/></text:span><text:span text:style-name="T171_12">de</text:span><text:span text:style-name="T171_13"><text:s/></text:span><text:span text:style-name="T171_14">Mudança</text:span></text:p>
      <text:p text:style-name="P172"><text:span text:style-name="T172_1"><text:tab/></text:span><text:span text:style-name="T172_2">O</text:span><text:span text:style-name="T172_3"><text:s/></text:span><text:span text:style-name="T172_4">processo</text:span><text:span text:style-name="T172_5"><text:s/></text:span><text:span text:style-name="T172_6">de</text:span><text:span text:style-name="T172_7"><text:s/></text:span><text:span text:style-name="T172_8">Configuração</text:span><text:span text:style-name="T172_9"><text:s/></text:span><text:span text:style-name="T172_10">e</text:span><text:span text:style-name="T172_11"><text:s/></text:span><text:span text:style-name="T172_12">Mudança</text:span><text:span text:style-name="T172_13"><text:s/></text:span><text:span text:style-name="T172_14">será</text:span><text:span text:style-name="T172_15"><text:s/></text:span><text:span text:style-name="T172_16">feito</text:span><text:span text:style-name="T172_17"><text:s/></text:span><text:span text:style-name="T172_18">de</text:span><text:span text:style-name="T172_19"><text:s/></text:span><text:span text:style-name="T172_20">acordo</text:span><text:span text:style-name="T172_21"><text:s/></text:span><text:span text:style-name="T172_22">com</text:span><text:span text:style-name="T172_23"><text:s/></text:span><text:span text:style-name="T172_24">o</text:span><text:span text:style-name="T172_25"><text:s/></text:span><text:span text:style-name="T172_26">definido</text:span><text:span text:style-name="T172_27"><text:s/></text:span><text:span text:style-name="T172_28">no</text:span><text:span text:style-name="T172_29"><text:s/></text:span><text:span text:style-name="T172_30">P</text:span><text:span text:style-name="T172_31">lano</text:span><text:span text:style-name="T172_32"><text:s/></text:span><text:span text:style-name="T172_33">de</text:span><text:span text:style-name="T172_34"><text:s/></text:span><text:span text:style-name="T172_35">Projeto</text:span><text:span text:style-name="T172_36"><text:s/></text:span><text:span text:style-name="T172_37">e</text:span><text:span text:style-name="T172_38"><text:s/></text:span><text:span text:style-name="T172_39">no</text:span><text:span text:style-name="T172_40"><text:s/></text:span><text:span text:style-name="T172_41">Processo</text:span><text:span text:style-name="T172_42"><text:s/></text:span><text:span text:style-name="T172_43">de</text:span><text:span text:style-name="T172_44"><text:s/></text:span><text:span text:style-name="T172_45">Manutenção</text:span><text:span text:style-name="T172_46">.</text:span><text:bookmark-start text:name="id.3rdcrjn"/><text:bookmark-end text:name="id.3rdcrjn"/></text:p>
      <text:h text:style-name="P173" text:outline-level="10"/>
      <text:p text:style-name="P174"><text:span text:style-name="T174_1">3.2.2<text:s/></text:span><text:span text:style-name="T174_2">Comitê</text:span><text:span text:style-name="T174_3"><text:s/></text:span><text:span text:style-name="T174_4">de</text:span><text:span text:style-name="T174_5"><text:s/></text:span><text:span text:style-name="T174_6">Controle</text:span><text:span text:style-name="T174_7"><text:s/></text:span><text:span text:style-name="T174_8">de</text:span><text:span text:style-name="T174_9"><text:s/></text:span><text:span text:style-name="T174_10">Mudança</text:span><text:span text:style-name="T174_11"><text:s/>(</text:span><text:span text:style-name="T174_12">CCB</text:span><text:span text:style-name="T174_13">)</text:span></text:p>
      <text:p text:style-name="P175"><text:span text:style-name="T175_1"><text:tab/></text:span><text:span text:style-name="T175_2">O</text:span><text:span text:style-name="T175_3"><text:s/></text:span><text:span text:style-name="T175_4">comitê</text:span><text:span text:style-name="T175_5"><text:s/></text:span><text:span text:style-name="T175_6">será</text:span><text:span text:style-name="T175_7"><text:s/></text:span><text:span text:style-name="T175_8">formado</text:span><text:span text:style-name="T175_9"><text:s/></text:span><text:span text:style-name="T175_10">segundo</text:span><text:span text:style-name="T175_11"><text:s/></text:span><text:span text:style-name="T175_12">o</text:span><text:span text:style-name="T175_13"><text:s text:c="2"/></text:span><text:span text:style-name="T175_14">Processo</text:span><text:span text:style-name="T175_15"><text:s/></text:span><text:span text:style-name="T175_16">de</text:span><text:span text:style-name="T175_17"><text:s/></text:span><text:span text:style-name="T175_18">Manutenção</text:span><text:span text:style-name="T175_19">,<text:s/></text:span><text:span text:style-name="T175_20">sendo</text:span><text:span text:style-name="T175_21"><text:s/></text:span><text:span text:style-name="T175_22">que</text:span><text:span text:style-name="T175_23"><text:s/></text:span><text:span text:style-name="T175_24">o</text:span><text:span text:style-name="T175_25"><text:s/></text:span><text:span text:style-name="T175_26">comitê</text:span><text:span text:style-name="T175_27"><text:s/></text:span><text:span text:style-name="T175_28">de</text:span><text:span text:style-name="T175_29"><text:s/></text:span><text:span text:style-name="T175_30">cada</text:span><text:span text:style-name="T175_31"><text:s/></text:span><text:span text:style-name="T175_32">mudança</text:span><text:span text:style-name="T175_33"><text:s/></text:span><text:span text:style-name="T175_34">será</text:span><text:span text:style-name="T175_35"><text:s/></text:span><text:span text:style-name="T175_36">formado</text:span><text:span text:style-name="T175_37"><text:s/></text:span><text:span text:style-name="T175_38">pelos</text:span><text:span text:style-name="T175_39"><text:s/></text:span><text:span text:style-name="T175_40">interessados</text:span><text:span text:style-name="T175_41"><text:s/></text:span><text:span text:style-name="T175_42">que</text:span><text:span text:style-name="T175_43"><text:s/></text:span><text:span text:style-name="T175_44">são</text:span><text:span text:style-name="T175_45"><text:s/></text:span><text:span text:style-name="T175_46">afetados</text:span><text:span text:style-name="T175_47"><text:s/></text:span><text:span text:style-name="T175_48">por</text:span><text:span text:style-name="T175_49"><text:s/></text:span><text:span text:style-name="T175_50">essa</text:span><text:span text:style-name="T175_51"><text:s/></text:span><text:span text:style-name="T175_52">mudança</text:span><text:span text:style-name="T175_53">.</text:span></text:p>
      <text:p text:style-name="P176"/>
      <text:p text:style-name="P177"/>
      <text:h text:style-name="P178" text:outline-level="10"><text:span text:style-name="T178_1">3.3<text:s/></text:span><text:span text:style-name="T178_2">Estimativa</text:span><text:span text:style-name="T178_3"><text:s/></text:span><text:span text:style-name="T178_4">do</text:span><text:span text:style-name="T178_5"><text:s/></text:span><text:span text:style-name="T178_6">Status</text:span><text:span text:style-name="T178_7"><text:s/></text:span><text:span text:style-name="T178_8">de</text:span><text:span text:style-name="T178_9"><text:s/></text:span><text:span text:style-name="T178_10">Configuração</text:span><text:bookmark-start text:name="id.26in1rg"/><text:bookmark-end text:name="id.26in1rg"/></text:h>
      <text:h text:style-name="P179" text:outline-level="10"/>
      <text:p text:style-name="P180"><text:span text:style-name="T180_1">3.3.1<text:s/></text:span><text:span text:style-name="T180_2">Processo</text:span><text:span text:style-name="T180_3"><text:s/></text:span><text:span text:style-name="T180_4">de</text:span><text:span text:style-name="T180_5"><text:s/></text:span><text:span text:style-name="T180_6">Armazenamento</text:span><text:span text:style-name="T180_7"><text:s/></text:span><text:span text:style-name="T180_8">de</text:span><text:span text:style-name="T180_9"><text:s/></text:span><text:span text:style-name="T180_10">Mídia</text:span><text:span text:style-name="T180_11"><text:s/></text:span><text:span text:style-name="T180_12">e</text:span><text:span text:style-name="T180_13"><text:s/></text:span><text:span text:style-name="T180_14">Liberação</text:span><text:span text:style-name="T180_15"><text:s/></text:span><text:span text:style-name="T180_16">do</text:span><text:span text:style-name="T180_17"><text:s/></text:span><text:span text:style-name="T180_18">Projeto</text:span></text:p>
      <text:p text:style-name="P181"/>
      <text:p text:style-name="P182"><text:span text:style-name="T182_1"><text:tab/></text:span><text:span text:style-name="T182_2">O</text:span><text:span text:style-name="T182_3"><text:s/></text:span><text:span text:style-name="T182_4">Projeto</text:span><text:span text:style-name="T182_5"><text:s/></text:span><text:span text:style-name="T182_6">e</text:span><text:span text:style-name="T182_7"><text:s/></text:span><text:span text:style-name="T182_8">seus</text:span><text:span text:style-name="T182_9"><text:s/></text:span><text:span text:style-name="T182_10">backups</text:span><text:span text:style-name="T182_11"><text:s/></text:span><text:span text:style-name="T182_12">serão</text:span><text:span text:style-name="T182_13"><text:s/></text:span><text:span text:style-name="T182_14">mantidos</text:span><text:span text:style-name="T182_15"><text:s/></text:span><text:span text:style-name="T182_16">nos</text:span><text:span text:style-name="T182_17"><text:s/></text:span><text:span text:style-name="T182_18">repositórios</text:span><text:span text:style-name="T182_19"><text:s/></text:span><text:span text:style-name="T182_20">do</text:span><text:span text:style-name="T182_21"><text:s/></text:span><text:span text:style-name="T182_22">GitHub</text:span><text:span text:style-name="T182_23"><text:s/></text:span><text:span text:style-name="T182_24">e</text:span><text:span text:style-name="T182_25"><text:s/></text:span><text:span text:style-name="T182_26">armazenados</text:span><text:span text:style-name="T182_27"><text:s/></text:span><text:span text:style-name="T182_28">em</text:span><text:span text:style-name="T182_29"><text:s/></text:span><text:span text:style-name="T182_30">disco</text:span><text:span text:style-name="T182_31"><text:s/></text:span><text:span text:style-name="T182_32">rígido</text:span><text:span text:style-name="T182_33"><text:s/></text:span><text:span text:style-name="T182_34">do</text:span><text:span text:style-name="T182_35"><text:s/></text:span><text:span text:style-name="T182_36">gerente</text:span><text:span text:style-name="T182_37"><text:s/></text:span><text:span text:style-name="T182_38">de</text:span><text:span text:style-name="T182_39"><text:s/></text:span><text:span text:style-name="T182_40">configuração</text:span><text:span text:style-name="T182_41"><text:s/></text:span><text:span text:style-name="T182_42">no</text:span><text:span text:style-name="T182_43"><text:s/></text:span><text:span text:style-name="T182_44">final</text:span><text:span text:style-name="T182_45"><text:s/></text:span><text:span text:style-name="T182_46">de</text:span><text:span text:style-name="T182_47"><text:s/></text:span><text:span text:style-name="T182_48">cada</text:span><text:span text:style-name="T182_49"><text:s/></text:span><text:span text:style-name="T182_50">baseline</text:span><text:span text:style-name="T182_51">.</text:span></text:p>
      <text:p text:style-name="P183"><text:span text:style-name="T183_1">Os</text:span><text:span text:style-name="T183_2"><text:s/></text:span><text:span text:style-name="T183_3">Itens</text:span><text:span text:style-name="T183_4"><text:s/></text:span><text:span text:style-name="T183_5">de</text:span><text:span text:style-name="T183_6"><text:s/></text:span><text:span text:style-name="T183_7">Configuração</text:span><text:span text:style-name="T183_8"><text:s/></text:span><text:span text:style-name="T183_9">estarão</text:span><text:span text:style-name="T183_10"><text:s/></text:span><text:span text:style-name="T183_11">organizados</text:span><text:span text:style-name="T183_12"><text:s/></text:span><text:span text:style-name="T183_13">na</text:span><text:span text:style-name="T183_14"><text:s/></text:span><text:span text:style-name="T183_15">pasta</text:span><text:span text:style-name="T183_16"><text:s/></text:span><text:span text:style-name="T183_17">trunk</text:span><text:span text:style-name="T183_18"><text:s/></text:span><text:span text:style-name="T183_19">segundo</text:span><text:span text:style-name="T183_20"><text:s/></text:span><text:span text:style-name="T183_21">a</text:span><text:span text:style-name="T183_22"><text:s/></text:span><text:span text:style-name="T183_23">hierarquia</text:span><text:span text:style-name="T183_24"><text:s/></text:span><text:span text:style-name="T183_25">de</text:span><text:span text:style-name="T183_26"><text:s/></text:span><text:span text:style-name="T183_27">pastas</text:span><text:span text:style-name="T183_28"><text:s/></text:span><text:span text:style-name="T183_29">abaixo</text:span><text:span text:style-name="T183_30">:</text:span></text:p>
      <text:p text:style-name="P184"/>
      <text:p text:style-name="P185"><text:span text:style-name="T185_1">1-</text:span><text:span text:style-name="T185_2">Gerência</text:span></text:p>
      <text:p text:style-name="P186"><text:span text:style-name="T186_1"><text:tab/>1.01-</text:span><text:span text:style-name="T186_2">Cronograma</text:span><text:span text:style-name="T186_3"><text:s/></text:span><text:span text:style-name="T186_4">e</text:span><text:span text:style-name="T186_5"><text:s/></text:span><text:span text:style-name="T186_6">Atas</text:span><text:span text:style-name="T186_7"><text:s/></text:span><text:span text:style-name="T186_8">de</text:span><text:span text:style-name="T186_9"><text:s/></text:span><text:span text:style-name="T186_10">Reunião</text:span></text:p>
      <text:p text:style-name="P187"><text:span text:style-name="T187_1"><text:tab/>1.02-</text:span><text:span text:style-name="T187_2">Gerência</text:span><text:span text:style-name="T187_3"><text:s/></text:span><text:span text:style-name="T187_4">de</text:span><text:span text:style-name="T187_5"><text:s/></text:span><text:span text:style-name="T187_6">Projeto</text:span><text:span text:style-name="T187_7"><text:s/></text:span><text:span text:style-name="T187_8">de</text:span><text:span text:style-name="T187_9"><text:s/></text:span><text:span text:style-name="T187_10">Sofware</text:span></text:p>
      <text:p text:style-name="P188"><text:span text:style-name="T188_1"><text:tab/><text:tab/>1.02.01-</text:span><text:span text:style-name="T188_2">Scrum</text:span></text:p>
      <text:p text:style-name="P189"><text:span text:style-name="T189_1"><text:tab/><text:tab/>1.02.02-</text:span><text:span text:style-name="T189_2">PMBOK</text:span></text:p>
      <text:p text:style-name="P190"><text:span text:style-name="T190_1"><text:tab/>1.03-</text:span><text:span text:style-name="T190_2">Manutenção</text:span><text:span text:style-name="T190_3"><text:s/></text:span><text:span text:style-name="T190_4">de</text:span><text:span text:style-name="T190_5"><text:s/></text:span><text:span text:style-name="T190_6">Software</text:span></text:p>
      <text:p text:style-name="P191"><text:span text:style-name="T191_1"><text:tab/><text:tab/>1.03.1-</text:span><text:span text:style-name="T191_2">Análises</text:span><text:span text:style-name="T191_3"><text:s/></text:span><text:span text:style-name="T191_4">de</text:span><text:span text:style-name="T191_5"><text:s/></text:span><text:span text:style-name="T191_6">Impacto</text:span></text:p>
      <text:p text:style-name="P192"><text:span text:style-name="T192_1"><text:tab/><text:tab/>1.03.2-</text:span><text:span text:style-name="T192_2">Solicitações</text:span><text:span text:style-name="T192_3"><text:s/></text:span><text:span text:style-name="T192_4">de</text:span><text:span text:style-name="T192_5"><text:s/></text:span><text:span text:style-name="T192_6">Mudança</text:span></text:p>
      <text:p text:style-name="P193"><text:span text:style-name="T193_1"><text:tab/><text:tab/>1.03.3-</text:span><text:span text:style-name="T193_2">Documentos</text:span><text:span text:style-name="T193_3"><text:s/></text:span><text:span text:style-name="T193_4">de</text:span><text:span text:style-name="T193_5"><text:s/></text:span><text:span text:style-name="T193_6">Falha</text:span><text:span text:style-name="T193_7"><text:s/></text:span><text:span text:style-name="T193_8">e</text:span><text:span text:style-name="T193_9"><text:s/></text:span><text:span text:style-name="T193_10">Anomalias</text:span></text:p>
      <text:p text:style-name="P194"><text:span text:style-name="T194_1"><text:tab/>1.04-</text:span><text:span text:style-name="T194_2">Qualidade</text:span><text:span text:style-name="T194_3"><text:s/></text:span><text:span text:style-name="T194_4">de</text:span><text:span text:style-name="T194_5"><text:s/></text:span><text:span text:style-name="T194_6">Software</text:span></text:p>
      <text:p text:style-name="P195"><text:span text:style-name="T195_1"><text:tab/>1.05-</text:span><text:span text:style-name="T195_2">Verificação</text:span><text:span text:style-name="T195_3"><text:s/></text:span><text:span text:style-name="T195_4">e</text:span><text:span text:style-name="T195_5"><text:s/></text:span><text:span text:style-name="T195_6">Validação</text:span></text:p>
      <text:p text:style-name="P196"><text:span text:style-name="T196_1">2-</text:span><text:span text:style-name="T196_2">Projeto</text:span></text:p>
      <text:p text:style-name="P197"><text:span text:style-name="T197_1"><text:tab/>2.01-</text:span><text:span text:style-name="T197_2">Requisitos</text:span></text:p>
      <text:p text:style-name="P198"><text:span text:style-name="T198_1"><text:tab/>2.02-</text:span><text:span text:style-name="T198_2">Design</text:span></text:p>
      <text:p text:style-name="P199"><text:span text:style-name="T199_1"><text:tab/><text:tab/>2.02.01-</text:span><text:span text:style-name="T199_2">Arquitetura</text:span><text:span text:style-name="T199_3"><text:s/></text:span><text:span text:style-name="T199_4">de</text:span><text:span text:style-name="T199_5"><text:s/></text:span><text:span text:style-name="T199_6">Software</text:span></text:p>
      <text:p text:style-name="P200"><text:span text:style-name="T200_1"><text:tab/><text:tab/>2.02.02-</text:span><text:span text:style-name="T200_2">Design</text:span><text:span text:style-name="T200_3"><text:s/></text:span><text:span text:style-name="T200_4">Detalhado</text:span></text:p>
      <text:p text:style-name="P201"><text:span text:style-name="T201_1"><text:tab/>2.03-</text:span><text:span text:style-name="T201_2">Código</text:span><text:span text:style-name="T201_3">-</text:span><text:span text:style-name="T201_4">Fonte</text:span></text:p>
      <text:p text:style-name="P202"><text:span text:style-name="T202_1"><text:tab/>2.04-</text:span><text:span text:style-name="T202_2">Implantação</text:span></text:p>
      <text:p text:style-name="P203"><text:span text:style-name="T203_1">3-</text:span><text:span text:style-name="T203_2">Diversos</text:span></text:p>
      <text:p text:style-name="P204"><text:span text:style-name="T204_1"><text:tab/>3.01-</text:span><text:span text:style-name="T204_2">Bibliografia</text:span></text:p>
      <text:p text:style-name="P205"><text:span text:style-name="T205_1"><text:tab/>3.02-</text:span><text:span text:style-name="T205_2">Apresentações</text:span></text:p>
      <text:p text:style-name="P206"/>
      <text:p text:style-name="P207"><text:span text:style-name="T207_1">3.3.2<text:s/></text:span><text:span text:style-name="T207_2">Relatórios</text:span><text:span text:style-name="T207_3"><text:s/></text:span><text:span text:style-name="T207_4">e</text:span><text:span text:style-name="T207_5"><text:s/></text:span><text:span text:style-name="T207_6">Auditorias</text:span></text:p>
      <text:p text:style-name="P208"><text:span text:style-name="T208_1"><text:tab/></text:span><text:span text:style-name="T208_2">As</text:span><text:span text:style-name="T208_3"><text:s/></text:span><text:span text:style-name="T208_4">auditorias</text:span><text:span text:style-name="T208_5"><text:s/></text:span><text:span text:style-name="T208_6">de</text:span><text:span text:style-name="T208_7"><text:s/></text:span><text:span text:style-name="T208_8">Configuração</text:span><text:span text:style-name="T208_9"><text:s/></text:span><text:span text:style-name="T208_10">se</text:span><text:span text:style-name="T208_11"><text:s text:c="2"/></text:span><text:span text:style-name="T208_12">encontram</text:span><text:span text:style-name="T208_13"><text:s/></text:span><text:span text:style-name="T208_14">no</text:span><text:span text:style-name="T208_15"><text:s/></text:span><text:span text:style-name="T208_16">diretório</text:span><text:span text:style-name="T208_17"><text:s/>1.02.</text:span></text:p>
      <text:p text:style-name="P209"><text:span text:style-name="T209_1">Os</text:span><text:span text:style-name="T209_2"><text:s/></text:span><text:span text:style-name="T209_3">relatórios</text:span><text:span text:style-name="T209_4"><text:s/></text:span><text:span text:style-name="T209_5">de</text:span><text:span text:style-name="T209_6"><text:s/></text:span><text:span text:style-name="T209_7">qualidade</text:span><text:span text:style-name="T209_8"><text:s/></text:span><text:span text:style-name="T209_9">serão</text:span><text:span text:style-name="T209_10"><text:s/></text:span><text:span text:style-name="T209_11">feitas</text:span><text:span text:style-name="T209_12"><text:s/></text:span><text:span text:style-name="T209_13">pela</text:span><text:span text:style-name="T209_14"><text:s/></text:span><text:span text:style-name="T209_15">garantia</text:span><text:span text:style-name="T209_16"><text:s/></text:span><text:span text:style-name="T209_17">de</text:span><text:span text:style-name="T209_18"><text:s/></text:span><text:span text:style-name="T209_19">qualidade</text:span><text:span text:style-name="T209_20">,<text:s/></text:span><text:span text:style-name="T209_21">e</text:span><text:span text:style-name="T209_22"><text:s/></text:span><text:span text:style-name="T209_23">se</text:span><text:span text:style-name="T209_24"><text:s/></text:span><text:span text:style-name="T209_25">encontram</text:span><text:span text:style-name="T209_26"><text:s/></text:span><text:span text:style-name="T209_27">no</text:span><text:span text:style-name="T209_28"><text:s/></text:span><text:span text:style-name="T209_29">diretório</text:span><text:span text:style-name="T209_30"><text:s/>1.04</text:span></text:p>
      <text:p text:style-name="P210"><text:bookmark-start text:name="id.lnxbz9"/><text:bookmark-end text:name="id.lnxbz9"/></text:p>
      <text:h text:style-name="P211" text:outline-level="10"/>
      <text:h text:style-name="P212" text:outline-level="10"><text:span text:style-name="T212_1">4.<text:s/></text:span><text:span text:style-name="T212_2">Marcos</text:span></text:h>
      <text:p text:style-name="P213"><text:span text:style-name="T213_1"><text:tab/></text:span><text:span text:style-name="T213_2">Os</text:span><text:span text:style-name="T213_3"><text:s/></text:span><text:span text:style-name="T213_4">marcos</text:span><text:span text:style-name="T213_5"><text:s/></text:span><text:span text:style-name="T213_6">do</text:span><text:span text:style-name="T213_7"><text:s/></text:span><text:span text:style-name="T213_8">projeto</text:span><text:span text:style-name="T213_9"><text:s/></text:span><text:span text:style-name="T213_10">estão</text:span><text:span text:style-name="T213_11"><text:s/></text:span><text:span text:style-name="T213_12">descritos</text:span><text:span text:style-name="T213_13"><text:s/></text:span><text:span text:style-name="T213_14">na</text:span><text:span text:style-name="T213_15"><text:s/></text:span><text:span text:style-name="T213_16">seção</text:span><text:span text:style-name="T213_17"><text:s/>4.2<text:s/></text:span><text:span text:style-name="T213_18">do</text:span><text:span text:style-name="T213_19"><text:s/></text:span><text:span text:style-name="T213_20">plano</text:span><text:span text:style-name="T213_21"><text:s/></text:span><text:span text:style-name="T213_22">de</text:span><text:span text:style-name="T213_23"><text:s/></text:span><text:span text:style-name="T213_24">projeto</text:span><text:span text:style-name="T213_25">.<text:s/></text:span><text:span text:style-name="T213_26">O</text:span><text:span text:style-name="T213_27"><text:s/></text:span><text:span text:style-name="T213_28">plano</text:span><text:span text:style-name="T213_29"><text:s/></text:span><text:span text:style-name="T213_30">de</text:span><text:span text:style-name="T213_31"><text:s/></text:span><text:span text:style-name="T213_32">GCS</text:span><text:span text:style-name="T213_33"><text:s/></text:span><text:span text:style-name="T213_34">deve</text:span><text:span text:style-name="T213_35"><text:s/></text:span><text:span text:style-name="T213_36">ser</text:span><text:span text:style-name="T213_37"><text:s/></text:span><text:span text:style-name="T213_38">atualizado</text:span><text:span text:style-name="T213_39"><text:s/></text:span><text:span text:style-name="T213_40">antes</text:span><text:span text:style-name="T213_41"><text:s/></text:span><text:span text:style-name="T213_42">do</text:span><text:span text:style-name="T213_43"><text:s/></text:span><text:span text:style-name="T213_44">início</text:span><text:span text:style-name="T213_45"><text:s/></text:span><text:span text:style-name="T213_46">do</text:span><text:span text:style-name="T213_47"><text:s/></text:span><text:span text:style-name="T213_48">próximo</text:span><text:span text:style-name="T213_49"><text:s/></text:span><text:span text:style-name="T213_50">sprint</text:span><text:span text:style-name="T213_51"><text:s/></text:span><text:span text:style-name="T213_52">do</text:span><text:span text:style-name="T213_53"><text:s/></text:span><text:span text:style-name="T213_54">projeto</text:span><text:span text:style-name="T213_55">.</text:span></text:p>
      <text:p text:style-name="P214"/>
      <text:p text:style-name="P2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1.268cm" fo:line-height="100%" fo:margin-top="0.212cm" fo:margin-bottom="0.106cm" fo:margin-left="1.27cm" fo:keep-with-next="always" fo:keep-together="always" style:writing-mode="lr-tb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68cm" fo:line-height="100%" fo:margin-top="0.212cm" fo:margin-bottom="0.106cm" fo:margin-left="1.27cm" fo:keep-with-next="always" fo:keep-together="always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68cm" fo:line-height="100%" fo:margin-top="0.212cm" fo:margin-bottom="0.106cm" fo:margin-left="1.27cm" fo:keep-with-next="always" fo:keep-together="always" style:writing-mode="lr-tb"/>
      <style:text-properties fo:font-style="italic" style:font-style-asian="italic" style:font-style-complex="italic" style:font-name="Arial" style:font-name-asian="Arial" style:font-name-complex="Arial"/>
    </style:style>
    <style:style style:name="Heading_20_4" style:display-name="Heading 4" style:family="paragraph" style:parent-style-name="Standard">
      <style:paragraph-properties fo:break-before="auto" fo:text-indent="-1.268cm" fo:line-height="100%" fo:margin-top="0.212cm" fo:margin-bottom="0.106cm" fo:margin-left="1.27cm" fo:keep-with-next="always" fo:keep-together="always" style:writing-mode="lr-tb"/>
      <style:text-properties style:font-name="Arial" style:font-name-asian="Arial" style:font-name-complex="Arial"/>
    </style:style>
    <style:style style:name="Heading_20_5" style:display-name="Heading 5" style:family="paragraph" style:parent-style-name="Standard">
      <style:paragraph-properties fo:break-before="auto" fo:text-indent="0cm" fo:line-height="100%" fo:margin-top="0.423cm" fo:margin-bottom="0.106cm" fo:margin-left="5.08cm" fo:keep-with-next="always" fo:keep-together="always" style:writing-mode="lr-tb"/>
      <style:text-properties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text-indent="0cm" fo:line-height="100%" fo:margin-top="0.423cm" fo:margin-bottom="0.106cm" fo:margin-left="5.08cm" fo:keep-with-next="always" fo:keep-together="always" style:writing-mode="lr-tb"/>
      <style:text-properties fo:font-style="italic" style:font-style-asian="italic" style:font-style-complex="italic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fo:margin-top="1.27cm" style:writing-mode="lr-tb"/>
    </style:style>
    <style:style style:name="P2" style:family="paragraph" style:parent-style-name="Standard">
      <style:paragraph-properties fo:break-before="auto" fo:line-height="100%" fo:margin-bottom="1.27cm" style:writing-mode="lr-tb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